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paragraph-properties>
        <style:tab-stops>
          <style:tab-stop style:position="5.556cm"/>
        </style:tab-stops>
      </style:paragraph-properties>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5"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6"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8" style:family="paragraph" style:parent-style-name="Standard">
      <style:text-properties fo:font-variant="normal" fo:text-transform="none" fo:color="#000000" style:font-name="song" fo:font-size="9pt" fo:letter-spacing="normal" fo:font-style="normal" fo:font-weight="normal"/>
    </style:style>
    <style:style style:name="P29"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30"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1"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2"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3" style:family="paragraph" style:parent-style-name="Table_20_Contents">
      <style:text-properties style:font-name="Courier New" fo:font-weight="bold" style:font-name-asian="Courier New" style:font-weight-asian="bold" style:font-weight-complex="bold"/>
    </style:style>
    <style:style style:name="P34" style:family="paragraph" style:parent-style-name="Table_20_Contents">
      <style:text-properties style:font-name="Tahoma" style:font-name-asian="Tahoma" style:font-name-complex="Tahoma"/>
    </style:style>
    <style:style style:name="P35" style:family="paragraph" style:parent-style-name="Table_20_Contents">
      <style:text-properties style:font-name="Times New Roman"/>
    </style:style>
    <style:style style:name="P36" style:family="paragraph" style:parent-style-name="Table_20_Contents">
      <style:text-properties style:font-name="Times New Roman" style:font-name-asian="Times New Roman" style:font-name-complex="Tahoma"/>
    </style:style>
    <style:style style:name="P37" style:family="paragraph" style:parent-style-name="Table_20_Contents">
      <style:text-properties style:language-asian="zh" style:country-asian="CN"/>
    </style:style>
    <style:style style:name="P38" style:family="paragraph" style:parent-style-name="Table_20_Contents">
      <style:text-properties style:language-asian="ja" style:country-asian="JP"/>
    </style:style>
    <style:style style:name="P39"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1" style:family="paragraph" style:parent-style-name="Contents_20_2">
      <style:paragraph-properties>
        <style:tab-stops>
          <style:tab-stop style:position="19.006cm" style:type="right" style:leader-style="dotted" style:leader-text="."/>
        </style:tab-stops>
      </style:paragraph-properties>
    </style:style>
    <style:style style:name="P42" style:family="paragraph" style:parent-style-name="Contents_20_1">
      <style:paragraph-properties>
        <style:tab-stops>
          <style:tab-stop style:position="19.006cm" style:type="right" style:leader-style="dotted" style:leader-text="."/>
        </style:tab-stops>
      </style:paragraph-properties>
    </style:style>
    <style:style style:name="P43"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2">第一章概述<text:tab/>5</text:p>
          <text:p text:style-name="P41">第一节关于libcstl<text:tab/>5</text:p>
          <text:p text:style-name="P42">第二章libcstl库的基本结构<text:tab/>6</text:p>
          <text:p text:style-name="P41">第一节libcstl的组成部分<text:tab/>6</text:p>
          <text:p text:style-name="P41">第二节容器与迭代器<text:tab/>6</text:p>
          <text:p text:style-name="P41">第三节内存管理<text:tab/>7</text:p>
          <text:p text:style-name="P41">第四节算法和函数<text:tab/>8</text:p>
          <text:p text:style-name="P41">第五节类型机制<text:tab/>9</text:p>
          <text:p text:style-name="P42">第三章libcstl内存管理<text:tab/>11</text:p>
          <text:p text:style-name="P41">第一节小内存管理机制<text:tab/>11</text:p>
          <text:p text:style-name="P41">第二节内存管理代码结构<text:tab/>16</text:p>
          <text:p text:style-name="P41">第三节内部接口<text:tab/>18</text:p>
          <text:p text:style-name="P42">第四章libcstl类型机制<text:tab/>20</text:p>
          <text:p text:style-name="P41">第一节类型机制<text:tab/>20</text:p>
          <text:p text:style-name="P41">第二节类型机制的代码结构<text:tab/>21</text:p>
          <text:p text:style-name="P41">第三节外部接口<text:tab/>22</text:p>
          <text:p text:style-name="P41">第四节内部接口<text:tab/>23</text:p>
          <text:p text:style-name="P41">第五节类型识别<text:tab/>26</text:p>
          <text:p text:style-name="P42">第五章libcstl迭代器<text:tab/>33</text:p>
          <text:p text:style-name="P41">第一节迭代器的机制<text:tab/>33</text:p>
          <text:p text:style-name="P41">第二节迭代器的代码结构<text:tab/>33</text:p>
          <text:p text:style-name="P41">第三节对外接口<text:tab/>34</text:p>
          <text:p text:style-name="P41">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1447962"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42554977"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2559755"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42554745"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42560373"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42565487"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42552259"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2561853"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2547415"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3">typedef union _tagmemlink </text:p>
            <text:p text:style-name="P33">{ </text:p>
            <text:p text:style-name="P33"><text:s text:c="4"/>union _tagmemlink* _pui_nextmem; <text:s/>/* 指向下一个内存块 */ </text:p>
            <text:p text:style-name="P33"><text:s text:c="4"/>_byte_t <text:s text:c="11"/>_pby_mem[1]; <text:s text:c="3"/>/* 内存块描述 */ </text:p>
            <text:p text:style-name="P33">}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3">typedef struct _tagalloc </text:p>
            <text:p text:style-name="P33">{ </text:p>
            <text:p text:style-name="P33"><text:s text:c="4"/>_memlink_t* _apt_memlink[_MEM_LINK_COUNT]; <text:s text:c="2"/>/* 内存块管理列表 */ </text:p>
            <text:p text:style-name="P33"><text:s text:c="4"/>_byte_t** <text:s text:c="2"/>_ppby_mempoolcontainer; <text:s text:c="9"/>/* 内存池管理列表 */ </text:p>
            <text:p text:style-name="P33"><text:s text:c="4"/>_byte_t* <text:s text:c="3"/>_pby_mempool; <text:s text:c="20"/>/* 未使用的内存池的开始位置 */ </text:p>
            <text:p text:style-name="P33"><text:s text:c="4"/>size_t <text:s text:c="5"/>_t_mempoolsize; <text:s text:c="17"/>/* 内存池的大小 */ </text:p>
            <text:p text:style-name="P33"><text:s text:c="4"/>size_t <text:s text:c="5"/>_t_mempoolindex; <text:s text:c="16"/>/* 当前正在使用的内存池块的索引 */ </text:p>
            <text:p text:style-name="P33"><text:s text:c="4"/>size_t <text:s text:c="5"/>_t_mempoolcount; <text:s text:c="16"/>/* 内存池块的个数 */ </text:p>
            <text:p text:style-name="P33">}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2562837"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3">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3">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3">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3">void _alloc_deallocate( </text:p>
            <text:p text:style-name="P33"><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3">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2572075"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2545376"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2562600"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3">typedef struct _tagtype </text:p>
            <text:p text:style-name="P33">{ </text:p>
            <text:p text:style-name="P33"><text:s text:c="4"/>size_t <text:s text:c="11"/>_t_typesize; <text:s text:c="23"/>/* 类型的大小 */ </text:p>
            <text:p text:style-name="P33"><text:soft-page-break/><text:s text:c="4"/>char <text:s text:c="13"/>_sz_typename[_TYPE_NAME_SIZE+1]; <text:s text:c="3"/>/* 类型的名字 */ </text:p>
            <text:p text:style-name="P33"><text:s text:c="4"/>binary_function_t _t_typecopy; <text:s text:c="23"/>/* 类型的拷贝函数 */ </text:p>
            <text:p text:style-name="P33"><text:s text:c="4"/>binary_function_t _t_typeless; <text:s text:c="23"/>/* 类型的比较函数 */ </text:p>
            <text:p text:style-name="P33"><text:s text:c="4"/>unary_function_t <text:s/>_t_typeinit; <text:s text:c="23"/>/* 类型的初始化函数 */ </text:p>
            <text:p text:style-name="P33"><text:s text:c="4"/>unary_function_t <text:s/>_t_typedestroy; <text:s text:c="20"/>/* 类型的销毁函数 */ </text:p>
            <text:p text:style-name="P33">}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3">typedef struct _tagtypenode </text:p>
            <text:p text:style-name="P33">{ </text:p>
            <text:p text:style-name="P33"><text:s text:c="4"/>char <text:s text:c="16"/>_sz_typename[_TYPE_NAME_SIZE+1]; <text:s text:c="2"/>/* 类型的名字 */ </text:p>
            <text:p text:style-name="P33"><text:s text:c="4"/>struct _tagtypenode* _pt_next; <text:s text:c="25"/>/* 下一个位置节点 */ </text:p>
            <text:p text:style-name="P33"><text:s text:c="4"/>_type_t* <text:s text:c="12"/>_pt_type; <text:s text:c="25"/>/* 类型的注册信息 */ </text:p>
            <text:p text:style-name="P33">}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3">typedef struct _tagtyperegister </text:p>
            <text:p text:style-name="P33">{ </text:p>
            <text:p text:style-name="P33"><text:s text:c="4"/>bool_t <text:s text:c="14"/>_t_isinit; <text:s text:c="31"/>/* 初始化标记 */ </text:p>
            <text:p text:style-name="P33"><text:s text:c="4"/>_typenode_t* <text:s text:c="8"/>_apt_bucket[_TYPE_REGISTER_BUCKET_COUNT]; /* 哈希表结构 */ </text:p>
            <text:p text:style-name="P33"><text:s text:c="4"/>_alloc_t <text:s text:c="12"/>_t_allocator; </text:p>
            <text:p text:style-name="P33">}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3">typedef struct _tagtypeinfo </text:p>
            <text:p text:style-name="P33">{ </text:p>
            <text:p text:style-name="P33"><text:s text:c="4"/>char <text:s text:c="8"/>_sz_typename[_TYPE_NAME_SIZE+1]; <text:s/>/* 类型的名字 */</text:p>
            <text:p text:style-name="P33"><text:s text:c="4"/>_type_t* <text:s text:c="4"/>_pt_type; <text:s text:c="24"/>/* 指向类型注册表中的类型信息 */</text:p>
            <text:p text:style-name="P33"><text:s text:c="4"/>_typestyle_t _t_style; </text:p>
            <text:p text:style-name="P33">}_typeinfo_t;</text:p>
          </table:table-cell>
        </table:table-row>
      </table:table>
      <text:p text:style-name="P11"/>
      <text:list xml:id="list42567854"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3">bool_t type_register( </text:p>
            <text:p text:style-name="P33"><text:s text:c="4"/>typename, </text:p>
            <text:p text:style-name="P33"><text:s text:c="4"/>unary_function_t t_typeinit, </text:p>
            <text:p text:style-name="P33"><text:s text:c="4"/>binary_function_t t_typecopy, </text:p>
            <text:p text:style-name="P33"><text:soft-page-break/><text:s text:c="4"/>binary_function_t t_typeless, </text:p>
            <text:p text:style-name="P33"><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3">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2563557"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3">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3">void _type_get_type_pair( </text:p>
            <text:p text:style-name="P33"><text:s text:c="4"/>_typeinfo_t* pt_typeinfofirst,</text:p>
            <text:p text:style-name="P33"><text:s text:c="4"/>_typeinfo_t* pt_typeinfosecond,</text:p>
            <text:p text:style-name="P33"><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3">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3">void _type_get_varg_value( </text:p>
            <text:p text:style-name="P33"><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3">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3">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2568933"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30">letter <text:s text:c="8"/>: [a~zA~Z]</text:p>
      <text:p text:style-name="P30">digit <text:s text:c="9"/>: [0~9]</text:p>
      <text:p text:style-name="P30">identifier <text:s/>: (letter | _)(letter | digit | \*)*</text:p>
      <text:p text:style-name="P30">sign <text:s text:c="9"/>: &lt; | , | &gt; </text:p>
      <text:p text:style-name="P30">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1">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1">slist_t <text:s text:c="3"/>deque_t <text:s text:c="4"/>stack_t <text:s text:c="3"/>queue_t <text:s text:c="3"/>priority_queue_t <text:s text:c="3"/>set_t <text:s text:c="3"/>map_t <text:s text:c="3"/>multiset_t <text:s text:c="3"/>multimap_t <text:s text:c="3"/>hash_set_t <text:s text:c="3"/>hash_map_t <text:s text:c="3"/></text:p>
      <text:p text:style-name="P31">hash_multiset_t <text:s text:c="3"/>hash_multimap_t <text:s text:c="3"/>pair_t <text:s text:c="3"/>string_t <text:s text:c="3"/>iterator_t <text:s text:c="3"/>vector_iterator_t <text:s text:c="3"/>list_iterator_t <text:s text:c="3"/>slist_iterator_t <text:s text:c="3"/></text:p>
      <text:p text:style-name="P31">deque_iterator_t <text:s text:c="3"/>set_iterator_t <text:s text:c="3"/>map_iterator_t <text:s text:c="3"/>multiset_iterator_t <text:s text:c="3"/>multimap_iterator_t <text:s text:c="3"/>hash_set_iterator_t <text:s text:c="3"/></text:p>
      <text:p text:style-name="P31">hash_map_iterator_t <text:s text:c="3"/>hash_multiset_iterator_t <text:s text:c="3"/>hash_multimap_iterator_t <text:s text:c="3"/>string_iterator_t <text:s text:c="3"/>input_iterator_t <text:s text:c="3"/></text:p>
      <text:p text:style-name="P31">output_iterator_t <text:s text:c="3"/>forward_iterator_t <text:s text:c="3"/>bidirectional_iterator_t <text:s text:c="3"/>random_access_iterator_t</text:p>
      <text:p text:style-name="P31"/>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8"><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8"><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8"><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8"><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8"><text:span text:style-name="T9">USER_DEFINE =&gt; USER_DEFINE_TYPE</text:span><text:span text:style-name="T8"> </text:span><text:span text:style-name="T21">identifier</text:span><text:span text:style-name="T8"> | identifier</text:span></text:p>
      <text:p text:style-name="P28"><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8"><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8"><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8"><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8"><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8"><text:span text:style-name="T8"><text:s text:c="14"/></text:span><text:span text:style-name="T27">bidirectional_iterator_t</text:span><text:span text:style-name="T8"> | </text:span><text:span text:style-name="T27">random_access_iterator_t</text:span></text:p>
      <text:p text:style-name="P28"><text:soft-page-break/><text:span text:style-name="T9">SEQUENCE =&gt; SEQUENCE_NAME</text:span><text:span text:style-name="T8"> &lt; </text:span><text:span text:style-name="T9">TYPE_DESCRIPT</text:span><text:span text:style-name="T8"> &gt;</text:span></text:p>
      <text:p text:style-name="P28"><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9"><text:span text:style-name="T7"><text:s text:c="21"/></text:span><text:span text:style-name="T26">hash_multiset_t</text:span></text:p>
      <text:p text:style-name="P29"><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9"><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1"/>
      <text:p text:style-name="P39"><text:tab/>首先要对此法进行处理，将此法转换成有限的状态机：</text:p>
      <text:p text:style-name="P40"><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2543951"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2559679"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42571187"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42570515"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3">typedef struct _tagiterator </text:p>
            <text:p text:style-name="P33"><text:soft-page-break/>{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8"/>struct </text:p>
            <text:p text:style-name="P33"><text:s text:c="8"/>{ <text:s text:c="19"/>/* 与双端队列相关的结构 */ </text:p>
            <text:p text:style-name="P33"><text:s text:c="12"/>char* <text:s text:c="2"/>_pc_corepos; <text:s text:c="3"/>/* 数据位置 */</text:p>
            <text:p text:style-name="P33"><text:s text:c="12"/>char* <text:s text:c="2"/>_pc_first; <text:s text:c="5"/>/* 第一个数据的位置 */</text:p>
            <text:p text:style-name="P33"><text:s text:c="12"/>char* <text:s text:c="2"/>_pc_afterlast; <text:s/>/* 最后一个数据的下一个位置 */ </text:p>
            <text:p text:style-name="P33"><text:s text:c="12"/>char** <text:s/>_ppc_mappos; <text:s text:c="3"/>/* 映射表的位置 */ </text:p>
            <text:p text:style-name="P33"><text:s text:c="8"/>}_t_dequepos; </text:p>
            <text:p text:style-name="P33"><text:s text:c="8"/>struct </text:p>
            <text:p text:style-name="P33"><text:s text:c="8"/>{ <text:s text:c="19"/>/* 与avl树和rb树相关的结构 */ </text:p>
            <text:p text:style-name="P33"><text:s text:c="12"/>char* <text:s text:c="2"/>_pc_corepos; <text:s text:c="3"/>/* 数据的位置 */</text:p>
            <text:p text:style-name="P33"><text:s text:c="12"/>void* <text:s text:c="2"/>_pt_tree; <text:s text:c="6"/>/* avl树或者rb树的位置 */ </text:p>
            <text:p text:style-name="P33"><text:s text:c="8"/>}_t_treepos; </text:p>
            <text:p text:style-name="P33"><text:s text:c="8"/>struct <text:s text:c="14"/>/* 与哈希表相关的结构 */ </text:p>
            <text:p text:style-name="P33"><text:s text:c="8"/>{ </text:p>
            <text:p text:style-name="P33"><text:s text:c="12"/>char* <text:s text:c="2"/>_pc_corepos; <text:s text:c="4"/>/* 数据的位置 */</text:p>
            <text:p text:style-name="P33"><text:s text:c="12"/>char* <text:s text:c="2"/>_pc_bucketpos; <text:s text:c="2"/>/* 桶的位置 */ </text:p>
            <text:p text:style-name="P33"><text:s text:c="12"/>void* <text:s text:c="2"/>_pt_hashtable; <text:s text:c="2"/>/* 哈希表的位置 */ </text:p>
            <text:p text:style-name="P33"><text:s text:c="8"/>}_t_hashpos;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42545784"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3">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7"><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3">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7"><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3">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7"><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3">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7"><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3">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7"><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3">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7"><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3">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5"><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3">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7">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3">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7">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3">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7">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3">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7">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3">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7">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3">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7">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3">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7">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3">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7">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3">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7"><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3">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7">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42557771"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3">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7">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3">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7">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3">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7">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3">bool_t _iterator_valid_range(</text:p>
            <text:p text:style-name="P33"><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7">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3">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7">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3">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7">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3">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7">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3">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7">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3">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7">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3">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7">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3">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7">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3">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7">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3">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7">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2562496"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42553081"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42563839"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1"/>
      <text:list xml:id="list42544786"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3">typedef struct _tagvector</text:p>
            <text:p text:style-name="P33">{</text:p>
            <text:p text:style-name="P33"><text:s text:c="4"/>_typeinfo_t _t_typeinfo; <text:s text:c="7"/>/* 数据类型信息 */</text:p>
            <text:p text:style-name="P33"><text:s text:c="4"/>_alloc_t <text:s text:c="3"/>_t_allocator; <text:s text:c="6"/>/* 内存管理 */</text:p>
            <text:p text:style-name="P33"/>
            <text:p text:style-name="P33"><text:s text:c="4"/>_byte_t* <text:s text:c="3"/>_pby_start; <text:s text:c="9"/>/* 容器的开始位置 */</text:p>
            <text:p text:style-name="P33"><text:s text:c="4"/>_byte_t* <text:s text:c="3"/>_pby_finish; <text:s text:c="8"/>/* 数据的末尾 */</text:p>
            <text:p text:style-name="P33"><text:s text:c="4"/>_byte_t* <text:s text:c="3"/>_pby_endofstorage; <text:s text:c="2"/>/* 容器内存的结束位置 */</text:p>
            <text:p text:style-name="P33">}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42565675"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3">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18" table:style-name="Table18">
        <table:table-column table:style-name="Table18.A"/>
        <table:table-row>
          <table:table-cell table:style-name="Table18.A1" office:value-type="string">
            <text:p text:style-name="P33">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7"><text:tab/>被初始化的容器一定是使用create_vector创建的容器，否则函数的行为是未定义的。pvec_vector == NULL，函数的行为是未定义的。使用vector_init初始化之后的vector容器，vector_size() == 0，vector_capacity() == 0。</text:p>
      <text:p text:style-name="P27"/>
      <table:table table:name="Table19" table:style-name="Table19">
        <table:table-column table:style-name="Table19.A"/>
        <table:table-row>
          <table:table-cell table:style-name="Table19.A1" office:value-type="string">
            <text:p text:style-name="P33">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7"><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7"/>
      <table:table table:name="Table20" table:style-name="Table20">
        <table:table-column table:style-name="Table20.A"/>
        <table:table-row>
          <table:table-cell table:style-name="Table20.A1" office:value-type="string">
            <text:p text:style-name="P33">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7"/>
      <table:table table:name="Table21" table:style-name="Table21">
        <table:table-column table:style-name="Table21.A"/>
        <table:table-row>
          <table:table-cell table:style-name="Table21.A1" office:value-type="string">
            <text:p text:style-name="P33">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7"><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7"/>
      <table:table table:name="Table22" table:style-name="Table22">
        <table:table-column table:style-name="Table22.A"/>
        <table:table-row>
          <table:table-cell table:style-name="Table22.A1" office:value-type="string">
            <text:p text:style-name="P33">void vector_init_copy_range(</text:p>
            <text:p text:style-name="P33"><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7"><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7"/>
      <table:table table:name="Table23" table:style-name="Table23">
        <table:table-column table:style-name="Table23.A"/>
        <table:table-row>
          <table:table-cell table:style-name="Table23.A1" office:value-type="string">
            <text:p text:style-name="P33">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7"><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7"/>
      <table:table table:name="Table24" table:style-name="Table24">
        <table:table-column table:style-name="Table24.A"/>
        <table:table-row>
          <table:table-cell table:style-name="Table24.A1" office:value-type="string">
            <text:p text:style-name="P33">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7"><text:tab/>cpvec_vector == NULL则函数的行为是未定义的，cpvec_vector指向的容器是经过初始化以后的vector容器，否则函数的行为是未定义的。</text:p>
      <text:p text:style-name="P27"/>
      <table:table table:name="Table25" table:style-name="Table25">
        <table:table-column table:style-name="Table25.A"/>
        <text:soft-page-break/>
        <table:table-row>
          <table:table-cell table:style-name="Table25.A1" office:value-type="string">
            <text:p text:style-name="P33">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7"><text:tab/>cpvec_vector == NULL则函数的行为是未定义的，cpvec_vector指向的容器是经过初始化以后的vector容器，否则函数的行为是未定义的。</text:p>
      <text:p text:style-name="P27"/>
      <table:table table:name="Table26" table:style-name="Table26">
        <table:table-column table:style-name="Table26.A"/>
        <table:table-row>
          <table:table-cell table:style-name="Table26.A1" office:value-type="string">
            <text:p text:style-name="P33">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7"><text:tab/>cpvec_vector == NULL则函数的行为是未定义的，cpvec_vector指向的容器是经过初始化以后的vector容器，否则函数的行为是未定义的。这个最大数量是与系统相关的，不是一个固定的值。</text:p>
      <text:p text:style-name="P27"/>
      <table:table table:name="Table27" table:style-name="Table27">
        <table:table-column table:style-name="Table27.A"/>
        <table:table-row>
          <table:table-cell table:style-name="Table27.A1" office:value-type="string">
            <text:p text:style-name="P33">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7"><text:tab/>cpvec_vector == NULL则函数的行为是未定义的，cpvec_vector指向的容器是经过初始化以后的vector容器，否则函数的行为是未定义的。容量符合前面描述的算法。</text:p>
      <text:p text:style-name="P27"/>
      <table:table table:name="Table28" table:style-name="Table28">
        <table:table-column table:style-name="Table28.A"/>
        <table:table-row>
          <table:table-cell table:style-name="Table28.A1" office:value-type="string">
            <text:p text:style-name="P33">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7"><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7"/>
      <table:table table:name="Table29" table:style-name="Table29">
        <table:table-column table:style-name="Table29.A"/>
        <table:table-row>
          <table:table-cell table:style-name="Table29.A1" office:value-type="string">
            <text:p text:style-name="P33">bool_t vector_equal(</text:p>
            <text:p text:style-name="P33"><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7"/>
      <table:table table:name="Table30" table:style-name="Table30">
        <table:table-column table:style-name="Table30.A"/>
        <table:table-row>
          <table:table-cell table:style-name="Table30.A1" office:value-type="string">
            <text:p text:style-name="P33">bool_t vector_not_equal(</text:p>
            <text:p text:style-name="P33"><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7"/>
      <table:table table:name="Table31" table:style-name="Table31">
        <table:table-column table:style-name="Table31.A"/>
        <table:table-row>
          <table:table-cell table:style-name="Table31.A1" office:value-type="string">
            <text:p text:style-name="P33">bool_t vector_less(</text:p>
            <text:p text:style-name="P33"><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7"/>
      <table:table table:name="Table32" table:style-name="Table32">
        <table:table-column table:style-name="Table32.A"/>
        <table:table-row>
          <table:table-cell table:style-name="Table32.A1" office:value-type="string">
            <text:p text:style-name="P33">bool_t vector_less_equal(</text:p>
            <text:p text:style-name="P33"><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7"/>
      <table:table table:name="Table33" table:style-name="Table33">
        <table:table-column table:style-name="Table33.A"/>
        <table:table-row>
          <table:table-cell table:style-name="Table33.A1" office:value-type="string">
            <text:p text:style-name="P33">bool_t vector_greater(</text:p>
            <text:p text:style-name="P33"><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7"/>
      <table:table table:name="Table34" table:style-name="Table34">
        <table:table-column table:style-name="Table34.A"/>
        <table:table-row>
          <table:table-cell table:style-name="Table34.A1" office:value-type="string">
            <text:p text:style-name="P33">bool_t vector_greater_equal(</text:p>
            <text:p text:style-name="P33"><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7"/>
      <table:table table:name="Table35" table:style-name="Table35">
        <table:table-column table:style-name="Table35.A"/>
        <table:table-row>
          <table:table-cell table:style-name="Table35.A1" office:value-type="string">
            <text:p text:style-name="P33">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7"><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7"/>
      <table:table table:name="Table36" table:style-name="Table36">
        <table:table-column table:style-name="Table36.A"/>
        <table:table-row>
          <table:table-cell table:style-name="Table36.A1" office:value-type="string">
            <text:p text:style-name="P33">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37" table:style-name="Table37">
        <table:table-column table:style-name="Table37.A"/>
        <table:table-row>
          <table:table-cell table:style-name="Table37.A1" office:value-type="string">
            <text:p text:style-name="P33">void vector_assign_range(</text:p>
            <text:p text:style-name="P33"><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7"/>
      <table:table table:name="Table38" table:style-name="Table38">
        <table:table-column table:style-name="Table38.A"/>
        <table:table-row>
          <table:table-cell table:style-name="Table38.A1" office:value-type="string">
            <text:p text:style-name="P33">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7"><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7"/>
      <table:table table:name="Table39" table:style-name="Table39">
        <table:table-column table:style-name="Table39.A"/>
        <table:table-row>
          <table:table-cell table:style-name="Table39.A1" office:value-type="string">
            <text:p text:style-name="P33">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t_pos超过了vector容器中数据索引的范围，则函数的行为是未定义的。</text:p>
      <text:p text:style-name="P27"/>
      <table:table table:name="Table40" table:style-name="Table40">
        <table:table-column table:style-name="Table40.A"/>
        <table:table-row>
          <table:table-cell table:style-name="Table40.A1" office:value-type="string">
            <text:p text:style-name="P33">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1" table:style-name="Table41">
        <table:table-column table:style-name="Table41.A"/>
        <table:table-row>
          <table:table-cell table:style-name="Table41.A1" office:value-type="string">
            <text:p text:style-name="P33">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2" table:style-name="Table42">
        <table:table-column table:style-name="Table42.A"/>
        <table:table-row>
          <table:table-cell table:style-name="Table42.A1" office:value-type="string">
            <text:p text:style-name="P33">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7"><text:tab/>cpvec_vector == NULL则函数的行为是未定义的，cpvec_vector指向的容器是经过初始化以后的vector容器，否则函数的行为是未定义的。如果vector为空，则返回值与vector_end(cpvec_vector)相等。</text:p>
      <text:p text:style-name="P27"/>
      <table:table table:name="Table43" table:style-name="Table43">
        <table:table-column table:style-name="Table43.A"/>
        <table:table-row>
          <table:table-cell table:style-name="Table43.A1" office:value-type="string">
            <text:p text:style-name="P33">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7"><text:tab/>cpvec_vector == NULL则函数的行为是未定义的，cpvec_vector指向的容器是经过初始化以后的vector容器，否则函数的行为是未定义的。</text:p>
      <text:p text:style-name="P27"/>
      <table:table table:name="Table44" table:style-name="Table44">
        <table:table-column table:style-name="Table44.A"/>
        <table:table-row>
          <table:table-cell table:style-name="Table44.A1" office:value-type="string">
            <text:p text:style-name="P33">vector_iterator_t vector_insert(</text:p>
            <text:p text:style-name="P33"><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5" table:style-name="Table45">
        <table:table-column table:style-name="Table45.A"/>
        <table:table-row>
          <table:table-cell table:style-name="Table45.A1" office:value-type="string">
            <text:p text:style-name="P33">vector_iterator_t vector_insert_n(</text:p>
            <text:p text:style-name="P33"><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6" table:style-name="Table46">
        <table:table-column table:style-name="Table46.A"/>
        <table:table-row>
          <table:table-cell table:style-name="Table46.A1" office:value-type="string">
            <text:p text:style-name="P33">void vector_insert_range(</text:p>
            <text:p text:style-name="P33"><text:s text:c="4"/>vector_t* pvec_vector, vector_iterator_t it_pos,vector_iterator_t it_begin,</text:p>
            <text:p text:style-name="P33"><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7"/>
      <table:table table:name="Table47" table:style-name="Table47">
        <table:table-column table:style-name="Table47.A"/>
        <table:table-row>
          <table:table-cell table:style-name="Table47.A1" office:value-type="string">
            <text:p text:style-name="P33">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48" table:style-name="Table48">
        <table:table-column table:style-name="Table48.A"/>
        <table:table-row>
          <table:table-cell table:style-name="Table48.A1" office:value-type="string">
            <text:p text:style-name="P33">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tvecvector指向的容器是经过初始化以后的vector容器，否则函数的行为是未定义的。如果vector为空，则函数的行为是未定义的。</text:p>
      <text:p text:style-name="P27"/>
      <table:table table:name="Table49" table:style-name="Table49">
        <table:table-column table:style-name="Table49.A"/>
        <table:table-row>
          <table:table-cell table:style-name="Table49.A1" office:value-type="string">
            <text:p text:style-name="P33">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pos是属于vector的有效迭代器，否则函数的行为是未定义的。</text:p>
      <text:p text:style-name="P27"/>
      <table:table table:name="Table50" table:style-name="Table50">
        <table:table-column table:style-name="Table50.A"/>
        <table:table-row>
          <table:table-cell table:style-name="Table50.A1" office:value-type="string">
            <text:p text:style-name="P33">vector_iterator_t vector_erase_range(</text:p>
            <text:p text:style-name="P33"><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begin, it_end)是属于vector的有效数据区间，否则函数的行为是未定义的。</text:p>
      <text:p text:style-name="P27"/>
      <table:table table:name="Table51" table:style-name="Table51">
        <table:table-column table:style-name="Table51.A"/>
        <table:table-row>
          <table:table-cell table:style-name="Table51.A1" office:value-type="string">
            <text:p text:style-name="P33">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text:p>
      <text:p text:style-name="P27"/>
      <table:table table:name="Table52" table:style-name="Table52">
        <table:table-column table:style-name="Table52.A"/>
        <table:table-row>
          <table:table-cell table:style-name="Table52.A1" office:value-type="string">
            <text:p text:style-name="P33">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7"/>
      <table:table table:name="Table53" table:style-name="Table53">
        <table:table-column table:style-name="Table53.A"/>
        <table:table-row>
          <table:table-cell table:style-name="Table53.A1" office:value-type="string">
            <text:p text:style-name="P33">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42553012"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7"/>
      <table:table table:name="Table55" table:style-name="Table55">
        <table:table-column table:style-name="Table55.A"/>
        <table:table-row>
          <table:table-cell table:style-name="Table55.A1" office:value-type="string">
            <text:p text:style-name="P33">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7"><text:tab/>获得的vector迭代器不是有效的迭代器，因为它并没有与任何vector容器关联。这个函数创建的vector迭代器是供<text:soft-page-break/>给以后的vector函数使用的。</text:p>
      <text:p text:style-name="P27"/>
      <table:table table:name="Table56" table:style-name="Table56">
        <table:table-column table:style-name="Table56.A"/>
        <table:table-row>
          <table:table-cell table:style-name="Table56.A1" office:value-type="string">
            <text:p text:style-name="P33">bool_t _vector_iterator_equal(</text:p>
            <text:p text:style-name="P33"><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7"><text:tab/>两个迭代器必须属于同一个vector容器，否则函数的行为是未定义的。两个迭代器相等表示的是两个迭代器引用的是同一个容器中的同一个数据。</text:p>
      <text:p text:style-name="P27"/>
      <table:table table:name="Table57" table:style-name="Table57">
        <table:table-column table:style-name="Table57.A"/>
        <table:table-row>
          <table:table-cell table:style-name="Table57.A1" office:value-type="string">
            <text:p text:style-name="P33">bool_t _vector_iterator_less(</text:p>
            <text:p text:style-name="P33"><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7"><text:tab/>两个迭代器必须属于同一个vector容器，否则函数的行为是未定义的。第一个迭代器小于第二个迭代器表示的是第一个迭代器引用的数据比第二个迭代器引用的数据更靠近容器中的第一个数据。</text:p>
      <text:p text:style-name="P27"/>
      <table:table table:name="Table58" table:style-name="Table58">
        <table:table-column table:style-name="Table58.A"/>
        <table:table-row>
          <table:table-cell table:style-name="Table58.A1" office:value-type="string">
            <text:p text:style-name="P33">bool_t _vector_iterator_before(</text:p>
            <text:p text:style-name="P33"><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7"><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7"/>
      <table:table table:name="Table59" table:style-name="Table59">
        <table:table-column table:style-name="Table59.A"/>
        <table:table-row>
          <table:table-cell table:style-name="Table59.A1" office:value-type="string">
            <text:p text:style-name="P33">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7"><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60" table:style-name="Table60">
        <table:table-column table:style-name="Table60.A"/>
        <table:table-row>
          <table:table-cell table:style-name="Table60.A1" office:value-type="string">
            <text:p text:style-name="P33">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7"><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61" table:style-name="Table61">
        <table:table-column table:style-name="Table61.A"/>
        <table:table-row>
          <table:table-cell table:style-name="Table61.A1" office:value-type="string">
            <text:p text:style-name="P33">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7"><text:tab/>it_iter必须是属于vector的有效迭代器，否则函数的行为是未定义的。</text:p>
      <text:p text:style-name="P27"/>
      <table:table table:name="Table62" table:style-name="Table62">
        <table:table-column table:style-name="Table62.A"/>
        <table:table-row>
          <table:table-cell table:style-name="Table62.A1" office:value-type="string">
            <text:p text:style-name="P33">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7"><text:tab/>it_iter必须是属于vector的有效迭代器，否则函数的行为是未定义的。引用下一个数据的迭代器也必须是属于vector的有效的迭代器，否则函数行为是未定义的。</text:p>
      <text:p text:style-name="P27"/>
      <table:table table:name="Table63" table:style-name="Table63">
        <table:table-column table:style-name="Table63.A"/>
        <table:table-row>
          <table:table-cell table:style-name="Table63.A1" office:value-type="string">
            <text:p text:style-name="P33">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7"><text:tab/>it_iter必须是属于vector的有效迭代器，否则函数的行为是未定义的。引用上一个数据的迭代器也必须是属于vector的有效的迭代器，否则函数行为是未定义的。</text:p>
      <text:p text:style-name="P27"/>
      <table:table table:name="Table64" table:style-name="Table64">
        <table:table-column table:style-name="Table64.A"/>
        <table:table-row>
          <table:table-cell table:style-name="Table64.A1" office:value-type="string">
            <text:p text:style-name="P33">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7"><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7"/>
      <table:table table:name="Table65" table:style-name="Table65">
        <table:table-column table:style-name="Table65.A"/>
        <table:table-row>
          <table:table-cell table:style-name="Table65.A1" office:value-type="string">
            <text:p text:style-name="P33">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7"><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7"/>
      <table:table table:name="Table66" table:style-name="Table66">
        <table:table-column table:style-name="Table66.A"/>
        <table:table-row>
          <table:table-cell table:style-name="Table66.A1" office:value-type="string">
            <text:p text:style-name="P33">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67" table:style-name="Table67">
        <table:table-column table:style-name="Table67.A"/>
        <table:table-row>
          <table:table-cell table:style-name="Table67.A1" office:value-type="string">
            <text:p text:style-name="P33">int _vector_iterator_minus(</text:p>
            <text:p text:style-name="P33"><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7"><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42568669"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3">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3">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7"><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3">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3">void _vector_init_elem_varg(</text:p>
            <text:p text:style-name="P33"><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3">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7"><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3">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3">void _vector_assign_elem_varg(</text:p>
            <text:p text:style-name="P33"><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3">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3">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3">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3">void _vector_resize_elem_varg(</text:p>
            <text:p text:style-name="P33"><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3">vector_iterator_t _vector_insert_n(</text:p>
            <text:p text:style-name="P33"><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3">vector_iterator_t _vector_insert_n_varg(</text:p>
            <text:p text:style-name="P33"><text:s text:c="4"/>vector_t* pvec_vector, vector_iterator_t it_pos, size_t t_count,</text:p>
            <text:p text:style-name="P33"><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3">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7">注意：</text:p>
      <text:p text:style-name="P27"><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3">bool_t _vector_iterator_belong_to_vector(</text:p>
            <text:p text:style-name="P33"><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7"><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3">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7"><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3">bool_t _vector_same_vector_iterator_type(</text:p>
            <text:p text:style-name="P33"><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7"><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3">void _vector_get_varg_value_auxiliary(</text:p>
            <text:p text:style-name="P33"><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3">void _vector_destroy_varg_value_auxiliary(</text:p>
            <text:p text:style-name="P33"><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3">void _vector_init_elem_range_auxiliary(</text:p>
            <text:p text:style-name="P33"><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7"><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3">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7"><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3">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7"><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3">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2550347"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42553195"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42550841"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text:soft-page-break/>}iterator_t;</text:p>
          </table:table-cell>
        </table:table-row>
      </table:table>
      <text:p text:style-name="P21"/>
      <text:list xml:id="list42547968"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3">typedef struct _taglistnode </text:p>
            <text:p text:style-name="P33">{ </text:p>
            <text:p text:style-name="P33"><text:s text:c="4"/>struct _taglistnode* _pt_prev; <text:s text:c="5"/>/* 前一个节点 */</text:p>
            <text:p text:style-name="P33"><text:s text:c="4"/>struct _taglistnode* _pt_next; <text:s text:c="5"/>/* 后一个节点 */</text:p>
            <text:p text:style-name="P33"><text:s text:c="4"/>_byte_t <text:s text:c="13"/>_pby_data[1]; <text:s/>/* 保存的数据 */</text:p>
            <text:p text:style-name="P33">}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3">typedef struct _taglist</text:p>
            <text:p text:style-name="P33">{ </text:p>
            <text:p text:style-name="P33"><text:s text:c="4"/>_typeinfo_t <text:s/>_t_typeinfo;</text:p>
            <text:p text:style-name="P33"><text:s text:c="4"/>_alloc_t <text:s text:c="4"/>_t_allocator;</text:p>
            <text:p text:style-name="P33"><text:s text:c="4"/>_listnode_t* _pt_node; <text:s text:c="6"/>/* 指向空白节点 */</text:p>
            <text:p text:style-name="P33">}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42544752"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3">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7"><text:tab/>关于类型描述参考第四章，创建失败返回NULL。</text:p>
      <text:p text:style-name="P21"/>
      <table:table table:name="Table74" table:style-name="Table74">
        <table:table-column table:style-name="Table74.A"/>
        <table:table-row>
          <table:table-cell table:style-name="Table74.A1" office:value-type="string">
            <text:p text:style-name="P33">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3">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7"><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3">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7"><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3">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3">void list_init_copy_range(</text:p>
            <text:p text:style-name="P33"><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3">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3">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7"><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3">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7"><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3">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7"><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3">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3">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3">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3">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3">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3">bool_t list_greater_equal(</text:p>
            <text:p text:style-name="P33"><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7"><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3">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7"><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3">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3">void list_assign_range(</text:p>
            <text:p text:style-name="P33"><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3">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7"><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3">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3">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3">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7"><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3">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7"><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3">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3">list_iterator_t list_insert_n(</text:p>
            <text:p text:style-name="P33"><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3">void list_insert_range(</text:p>
            <text:p text:style-name="P33"><text:s text:c="4"/>list_t* plist_list, list_iterator_t it_pos,</text:p>
            <text:p text:style-name="P33"><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3">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3">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3">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3">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3">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3">list_iterator_t list_erase_range(</text:p>
            <text:p text:style-name="P33"><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3">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3">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7"><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3">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3">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3">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3">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3">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7"><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3">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3">void list_splice_pos(</text:p>
            <text:p text:style-name="P33"><text:s text:c="4"/>list_t* plist_list, list_iterator_t it_pos, </text:p>
            <text:p text:style-name="P33"><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3">void list_splice_range(</text:p>
            <text:p text:style-name="P33"><text:s text:c="4"/>list_t* plist_list, list_iterator_t it_pos, </text:p>
            <text:p text:style-name="P33"><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3">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3">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7"><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3">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3">void list_merge_if(</text:p>
            <text:p text:style-name="P33"><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3">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1"/>
      <text:list xml:id="list42568188"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3">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7"><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3">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7"><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3">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7"><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3">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7"><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3">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7"><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3">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7"><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3">bool_t _list_iterator_equal(</text:p>
            <text:p text:style-name="P33"><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7"><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3">int _list_iterator_distance(</text:p>
            <text:p text:style-name="P33"><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7"><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3">bool_t _list_iterator_before(</text:p>
            <text:p text:style-name="P33"><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7"><text:tab/>两个iter是属于同一个list容器的有效的list迭代器，否则函数的行为是未定义的。</text:p>
      <text:p text:style-name="P27"/>
      <text:list xml:id="list42571396"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3">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3">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7"><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3">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3">void _list_init_elem_varg(</text:p>
            <text:p text:style-name="P33"><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3">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7"><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3">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3">void _list_assign_elem_varg(</text:p>
            <text:p text:style-name="P33"><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3">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3">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3">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3">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3">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3">void _list_resize_elem_varg(</text:p>
            <text:p text:style-name="P33"><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3">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3">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3">list_iterator_t _list_insert_n(</text:p>
            <text:p text:style-name="P33"><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3">list_iterator_t _list_insert_n_varg(</text:p>
            <text:p text:style-name="P33"><text:s text:c="4"/>list_t* plist_list, list_iterator_t it_pos, size_t t_count,</text:p>
            <text:p text:style-name="P33"><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3">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7">注意：</text:p>
      <text:p text:style-name="P27"><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3">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7"><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3">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7"><text:tab/>如果cplist_list == NULL，函数的行为是未定义的。</text:p>
      <text:p text:style-name="P21"/>
      <table:table table:name="Table149" table:style-name="Table149">
        <table:table-column table:style-name="Table149.A"/>
        <table:table-row>
          <table:table-cell table:style-name="Table149.A1" office:value-type="string">
            <text:p text:style-name="P33">bool_t _list_iterator_belong_to_list(</text:p>
            <text:p text:style-name="P33"><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7"><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3">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7"><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3">bool_t _list_same_list_iterator_type(</text:p>
            <text:p text:style-name="P33"><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7"><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3">void _list_get_varg_value_auxiliary(</text:p>
            <text:p text:style-name="P33"><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3">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3">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3">void _list_transfer(</text:p>
            <text:p text:style-name="P33"><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3">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7"><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3">void _list_quick_sort(</text:p>
            <text:p text:style-name="P33"><text:s text:c="4"/>list_t* plist_list, listnode_t* pt_first, listnode_t* pt_last,</text:p>
            <text:p text:style-name="P33"><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7"><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2570898"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42561391"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42557991"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struct</text:p>
            <text:p text:style-name="P33"><text:s text:c="8"/>{</text:p>
            <text:p text:style-name="P33"><text:s text:c="12"/>_byte_t* <text:s text:c="2"/>_pby_corepos; <text:s text:c="6"/>/* 引用的数据 */</text:p>
            <text:p text:style-name="P33"><text:s text:c="12"/>_byte_t* <text:s text:c="2"/>_pby_first; <text:s text:c="8"/>/* 数据块的第一个数据 */</text:p>
            <text:p text:style-name="P33"><text:s text:c="12"/>_byte_t* <text:s text:c="2"/>_pby_afterlast; <text:s text:c="4"/>/* 数据块的最后一个数据的下一个位置 */</text:p>
            <text:p text:style-name="P33"><text:s text:c="12"/>_byte_t** <text:s/>_ppby_mappos; <text:s text:c="6"/>/* 当前的数据块 */</text:p>
            <text:p text:style-name="P33"><text:s text:c="8"/>}_t_dequepos;</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3"/>
      <text:list xml:id="list42548130"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3">typedef _byte_t** <text:s/>_mappointer_t;</text:p>
            <text:p text:style-name="P33">typedef struct _tagdeque</text:p>
            <text:p text:style-name="P33">{</text:p>
            <text:p text:style-name="P33"><text:s text:c="4"/>_typeinfo_t <text:s text:c="5"/>_t_typeinfo;</text:p>
            <text:p text:style-name="P33"><text:s text:c="4"/>_alloc_t <text:s text:c="8"/>_t_allocater;</text:p>
            <text:p text:style-name="P33"><text:s text:c="4"/>_mappointer_t <text:s text:c="3"/>_ppby_map; <text:s text:c="5"/>/* 数据块管理表 */</text:p>
            <text:p text:style-name="P33"><text:s text:c="4"/>size_t <text:s text:c="10"/>_t_mapsize; <text:s text:c="4"/>/* 数据块管理表的大小 */</text:p>
            <text:p text:style-name="P33"><text:s text:c="4"/>deque_iterator_t _t_start; <text:s text:c="6"/>/* 指向deque开头的迭代器 */</text:p>
            <text:p text:style-name="P33"><text:s text:c="4"/>deque_iterator_t _t_finish; <text:s text:c="5"/>/* 指向deque末尾的迭代器 */</text:p>
            <text:p text:style-name="P33">}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42576489"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7">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3">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7"><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3">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3">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7"><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3">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7"><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3">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3">void deque_init_copy_range(</text:p>
            <text:p text:style-name="P33"><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3">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7"><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3">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7"><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3">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7"><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3">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7"><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3">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7"><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3">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7"><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3">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7"><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3">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3">void deque_assign_range(</text:p>
            <text:p text:style-name="P33"><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3">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3">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3">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3">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3">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3">bool_t deque_greater_equal(</text:p>
            <text:p text:style-name="P33"><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7"><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7"/>
      <table:table table:name="Table203" table:style-name="Table203">
        <table:table-column table:style-name="Table203.A"/>
        <table:table-row>
          <table:table-cell table:style-name="Table203.A1" office:value-type="string">
            <text:p text:style-name="P33">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deq_deque == NULL则函数的行为是未定义的，cpdeq_deque指向的容器是经过初始化以后的deque容器，否则函数的行为是未定义的。如果t_pos超过了deque容器中数据索引的范围，则函数的行为是未定义的。</text:p>
      <text:p text:style-name="P27"/>
      <table:table table:name="Table201" table:style-name="Table201">
        <table:table-column table:style-name="Table201.A"/>
        <table:table-row>
          <table:table-cell table:style-name="Table201.A1" office:value-type="string">
            <text:p text:style-name="P33">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3">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3">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7"><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3">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3">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3">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3">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3">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3">deque_iterator_t deque_insert_n(</text:p>
            <text:p text:style-name="P33"><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3">void deque_insert_range(</text:p>
            <text:p text:style-name="P33"><text:s text:c="4"/>deque_t* pdeq_deque, deque_iterator_t it_pos,</text:p>
            <text:p text:style-name="P33"><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3">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3">deque_iterator_t deque_erase_range(</text:p>
            <text:p text:style-name="P33"><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3">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text:p>
      <text:p text:style-name="P27"/>
      <table:table table:name="Table214" table:style-name="Table214">
        <table:table-column table:style-name="Table214.A"/>
        <table:table-row>
          <table:table-cell table:style-name="Table214.A1" office:value-type="string">
            <text:p text:style-name="P33">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3">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42565439"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7"/>
      <table:table table:name="Table219" table:style-name="Table219">
        <table:table-column table:style-name="Table219.A"/>
        <table:table-row>
          <table:table-cell table:style-name="Table219.A1" office:value-type="string">
            <text:p text:style-name="P33">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7"><text:tab/>获得的deque迭代器不是有效的迭代器，因为它并没有与任何deque容器关联。这个函数创建的deque迭代器是供给以后的deque函数使用的。</text:p>
      <text:p text:style-name="P27"><text:soft-page-break/></text:p>
      <table:table table:name="Table220" table:style-name="Table220">
        <table:table-column table:style-name="Table220.A"/>
        <table:table-row>
          <table:table-cell table:style-name="Table220.A1" office:value-type="string">
            <text:p text:style-name="P33">bool_t _deque_iterator_equal(</text:p>
            <text:p text:style-name="P33"><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7"><text:tab/>两个迭代器必须属于同一个deque容器，否则函数的行为是未定义的。两个迭代器相等表示的是两个迭代器引用的是同一个容器中的同一个数据。</text:p>
      <text:p text:style-name="P27"/>
      <table:table table:name="Table221" table:style-name="Table221">
        <table:table-column table:style-name="Table221.A"/>
        <table:table-row>
          <table:table-cell table:style-name="Table221.A1" office:value-type="string">
            <text:p text:style-name="P33">bool_t _deque_iterator_less(</text:p>
            <text:p text:style-name="P33"><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7"><text:tab/>两个迭代器必须属于同一个deque容器，否则函数的行为是未定义的。第一个迭代器小于第二个迭代器表示的是第一个迭代器引用的数据比第二个迭代器引用的数据更靠近容器中的第一个数据。</text:p>
      <text:p text:style-name="P27"/>
      <table:table table:name="Table222" table:style-name="Table222">
        <table:table-column table:style-name="Table222.A"/>
        <table:table-row>
          <table:table-cell table:style-name="Table222.A1" office:value-type="string">
            <text:p text:style-name="P33">bool_t _deque_iterator_before(</text:p>
            <text:p text:style-name="P33"><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7"><text:tab/>两个迭代器必须属于同一个deque容器，否则函数的行为是未定义的。第一个迭代器在第二个迭代器前面表示的是第一个迭代器引用的数据比第二个迭代器引用的数据更靠近容器中的第一个数据。</text:p>
      <text:p text:style-name="P27"/>
      <table:table table:name="Table223" table:style-name="Table223">
        <table:table-column table:style-name="Table223.A"/>
        <table:table-row>
          <table:table-cell table:style-name="Table223.A1" office:value-type="string">
            <text:p text:style-name="P33">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7"><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224" table:style-name="Table224">
        <table:table-column table:style-name="Table224.A"/>
        <table:table-row>
          <table:table-cell table:style-name="Table224.A1" office:value-type="string">
            <text:p text:style-name="P33">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7"><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225" table:style-name="Table225">
        <table:table-column table:style-name="Table225.A"/>
        <table:table-row>
          <table:table-cell table:style-name="Table225.A1" office:value-type="string">
            <text:p text:style-name="P33">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26" table:style-name="Table226">
        <table:table-column table:style-name="Table226.A"/>
        <table:table-row>
          <table:table-cell table:style-name="Table226.A1" office:value-type="string">
            <text:p text:style-name="P33">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7"><text:soft-page-break/><text:tab/>it_iter必须是属于deque的有效迭代器，否则函数的行为是未定义的。引用下一个数据的迭代器也必须是属于deque的有效的迭代器，否则函数行为是未定义的。</text:p>
      <text:p text:style-name="P27"/>
      <table:table table:name="Table227" table:style-name="Table227">
        <table:table-column table:style-name="Table227.A"/>
        <table:table-row>
          <table:table-cell table:style-name="Table227.A1" office:value-type="string">
            <text:p text:style-name="P33">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7"><text:tab/>it_iter必须是属于deque的有效迭代器，否则函数的行为是未定义的。引用上一个数据的迭代器也必须是属于deque的有效的迭代器，否则函数行为是未定义的。</text:p>
      <text:p text:style-name="P27"/>
      <table:table table:name="Table228" table:style-name="Table228">
        <table:table-column table:style-name="Table228.A"/>
        <table:table-row>
          <table:table-cell table:style-name="Table228.A1" office:value-type="string">
            <text:p text:style-name="P33">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7"><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7"/>
      <table:table table:name="Table229" table:style-name="Table229">
        <table:table-column table:style-name="Table229.A"/>
        <table:table-row>
          <table:table-cell table:style-name="Table229.A1" office:value-type="string">
            <text:p text:style-name="P33">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7"><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7"/>
      <table:table table:name="Table230" table:style-name="Table230">
        <table:table-column table:style-name="Table230.A"/>
        <table:table-row>
          <table:table-cell table:style-name="Table230.A1" office:value-type="string">
            <text:p text:style-name="P33">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231" table:style-name="Table231">
        <table:table-column table:style-name="Table231.A"/>
        <table:table-row>
          <table:table-cell table:style-name="Table231.A1" office:value-type="string">
            <text:p text:style-name="P33">int _deque_iterator_minus(</text:p>
            <text:p text:style-name="P33"><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7"><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42575495"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3">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3">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7"><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3">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3">void _deque_init_elem_varg(</text:p>
            <text:p text:style-name="P33"><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3">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7"><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3">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3">void _deque_assign_elem_varg(</text:p>
            <text:p text:style-name="P33"><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3">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3">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3">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3">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3">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3">void _deque_resize_elem_varg(</text:p>
            <text:p text:style-name="P33"><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3">deque_iterator_t _deque_insert_n(</text:p>
            <text:p text:style-name="P33"><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3">deque_iterator_t _deque_insert_n_varg(</text:p>
            <text:p text:style-name="P33"><text:s text:c="4"/>deque_t* pdeq_deque, deque_iterator_t it_pos, size_t t_count,</text:p>
            <text:p text:style-name="P33"><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3">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7">注意：</text:p>
      <text:p text:style-name="P27"><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3">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7"><text:tab/>如果cpdeq_deque == NULL，函数的行为是未定义的。</text:p>
      <text:p text:style-name="P21"/>
      <table:table table:name="Table233" table:style-name="Table233">
        <table:table-column table:style-name="Table233.A"/>
        <table:table-row>
          <table:table-cell table:style-name="Table233.A1" office:value-type="string">
            <text:p text:style-name="P33">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7"><text:tab/>如果cpdeq_deque == NULL，函数的行为是未定义的。</text:p>
      <text:p text:style-name="P21"/>
      <table:table table:name="Table234" table:style-name="Table234">
        <table:table-column table:style-name="Table234.A"/>
        <table:table-row>
          <table:table-cell table:style-name="Table234.A1" office:value-type="string">
            <text:p text:style-name="P33">bool_t _deque_iterator_belong_to_deque(</text:p>
            <text:p text:style-name="P33"><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7"><text:tab/>如果cpdeq_deque == NULL，那么函数的行为是未定义的，如果it_iter不是deque迭代器，那么函数的行为是未定义的，如果it_iter不属于容器deque，那么函数的行为是未定义的。</text:p>
      <text:p text:style-name="P26"/>
      <table:table table:name="Table235" table:style-name="Table235">
        <table:table-column table:style-name="Table235.A"/>
        <table:table-row>
          <table:table-cell table:style-name="Table235.A1" office:value-type="string">
            <text:p text:style-name="P33">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7"><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3">bool_t _deque_same_deque_iterator_type(</text:p>
            <text:p text:style-name="P33"><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7"><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3">void _deque_get_varg_value_auxiliary(</text:p>
            <text:p text:style-name="P33"><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3">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3">void _deque_init_elem_range_auxiliary(</text:p>
            <text:p text:style-name="P33"><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7"><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7"/>
      <table:table table:name="Table240" table:style-name="Table240">
        <table:table-column table:style-name="Table240.A"/>
        <table:table-row>
          <table:table-cell table:style-name="Table240.A1" office:value-type="string">
            <text:p text:style-name="P33">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41" table:style-name="Table241">
        <table:table-column table:style-name="Table241.A"/>
        <table:table-row>
          <table:table-cell table:style-name="Table241.A1" office:value-type="string">
            <text:p text:style-name="P33">deque_iterator_t _deque_expand_at_end(</text:p>
            <text:p text:style-name="P33"><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2" table:style-name="Table242">
        <table:table-column table:style-name="Table242.A"/>
        <table:table-row>
          <table:table-cell table:style-name="Table242.A1" office:value-type="string">
            <text:p text:style-name="P33">deque_iterator_t _deque_expand_at_begin(</text:p>
            <text:p text:style-name="P33"><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3" table:style-name="Table243">
        <table:table-column table:style-name="Table243.A"/>
        <table:table-row>
          <table:table-cell table:style-name="Table243.A1" office:value-type="string">
            <text:p text:style-name="P33">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4" table:style-name="Table244">
        <table:table-column table:style-name="Table244.A"/>
        <table:table-row>
          <table:table-cell table:style-name="Table244.A1" office:value-type="string">
            <text:p text:style-name="P33">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5" table:style-name="Table245">
        <table:table-column table:style-name="Table245.A"/>
        <table:table-row>
          <table:table-cell table:style-name="Table245.A1" office:value-type="string">
            <text:p text:style-name="P33">deque_iterator_t _deque_move_elem_to_end(</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7"/>
      <table:table table:name="Table246" table:style-name="Table246">
        <table:table-column table:style-name="Table246.A"/>
        <table:table-row>
          <table:table-cell table:style-name="Table246.A1" office:value-type="string">
            <text:p text:style-name="P33">deque_iterator_t _deque_move_elem_to_begin(</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2558985"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42554920"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42553312"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oft-page-break/><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1"/>
      <text:list xml:id="list42550369"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3">typedef struct _tagslistnode</text:p>
            <text:p text:style-name="P33">{ </text:p>
            <text:p text:style-name="P33"><text:s text:c="4"/>struct _tagslistnode* _pt_next;</text:p>
            <text:p text:style-name="P33"><text:s text:c="4"/>char <text:s text:c="17"/>_pc_data[1];</text:p>
            <text:p text:style-name="P33">}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3">typedef struct _tagslist</text:p>
            <text:p text:style-name="P33">{ </text:p>
            <text:p text:style-name="P33"><text:s text:c="4"/>_typeinfo_t <text:s/>_t_typeinfo;</text:p>
            <text:p text:style-name="P33"><text:s text:c="4"/>_alloc_t <text:s text:c="4"/>_t_allocater;</text:p>
            <text:p text:style-name="P33"><text:s text:c="4"/>slistnode_t <text:s/>_t_head;</text:p>
            <text:p text:style-name="P33">}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42550075"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3">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7"><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3">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7"><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3">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7"><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3">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7"><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3">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7"><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3">void slist_init_copy_range(</text:p>
            <text:p text:style-name="P33"><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3">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7"><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3">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7"><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3">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7"><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3">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7"><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3">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3">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3">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3">bool_t slist_less_equal(</text:p>
            <text:p text:style-name="P33"><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3">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3">bool_t slist_greater_equal(</text:p>
            <text:p text:style-name="P33"><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7"><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3">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7"><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3">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3">void slist_assign_range(</text:p>
            <text:p text:style-name="P33"><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3">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7"><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3">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7"><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3">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7"><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3">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7"><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3">slist_iterator_t slist_previous(</text:p>
            <text:p text:style-name="P33"><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7"><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7"/>
      <table:table table:name="Table292" table:style-name="Table292">
        <table:table-column table:style-name="Table292.A"/>
        <table:table-row>
          <table:table-cell table:style-name="Table292.A1" office:value-type="string">
            <text:p text:style-name="P33">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3">slist_iterator_t slist_insert_n(</text:p>
            <text:p text:style-name="P33"><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3">void slist_insert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7"/>
      <table:table table:name="Table316" table:style-name="Table316">
        <table:table-column table:style-name="Table316.A"/>
        <table:table-row>
          <table:table-cell table:style-name="Table316.A1" office:value-type="string">
            <text:p text:style-name="P33">slist_iterator_t slist_insert_after(</text:p>
            <text:p text:style-name="P33"><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3">slist_iterator_t slist_insert_after_n(</text:p>
            <text:p text:style-name="P33"><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3">void slist_insert_after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3">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7"><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3">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3">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3">slist_iterator_t slist_erase_range(</text:p>
            <text:p text:style-name="P33"><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3">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3">slist_iterator_t slist_erase_after_range(</text:p>
            <text:p text:style-name="P33"><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7">it_begin() == it_end()或者it_begin()+1 == it_end()则函数不执行任何操作。</text:p>
      <text:p text:style-name="P27"/>
      <table:table table:name="Table301" table:style-name="Table301">
        <table:table-column table:style-name="Table301.A"/>
        <table:table-row>
          <table:table-cell table:style-name="Table301.A1" office:value-type="string">
            <text:p text:style-name="P33">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7"><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3">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3">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7"><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3">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7"><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3">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3">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3">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3">void slist_splice(</text:p>
            <text:p text:style-name="P33"><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3">void slist_splice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3">void slist_splice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3">void slist_splice_after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3">void slist_splice_after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7"/>
      <table:table table:name="Table311" table:style-name="Table311">
        <table:table-column table:style-name="Table311.A"/>
        <table:table-row>
          <table:table-cell table:style-name="Table311.A1" office:value-type="string">
            <text:p text:style-name="P33">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3">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7"><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3">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3">void slist_merge_if(</text:p>
            <text:p text:style-name="P33"><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3">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1"/>
      <text:list xml:id="list42561301"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3">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7"><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3">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7"><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3">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7"><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3">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7"><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3">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7"><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3">bool_t _slist_iterator_equal(</text:p>
            <text:p text:style-name="P33"><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7"><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3">int _slist_iterator_distance(</text:p>
            <text:p text:style-name="P33"><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7"><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3">bool_t _slist_iterator_before(</text:p>
            <text:p text:style-name="P33"><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7"><text:tab/>两个iter是属于同一个slist容器的有效的slist迭代器，否则函数的行为是未定义的。</text:p>
      <text:p text:style-name="P21"/>
      <text:list xml:id="list42564463"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3">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3">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7"><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3">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3">void _slist_init_elem_varg(</text:p>
            <text:p text:style-name="P33"><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3">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7"><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3">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3">void _slist_assign_elem_varg(</text:p>
            <text:p text:style-name="P33"><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3">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3">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3">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3">void _slist_resize_elem_varg(</text:p>
            <text:p text:style-name="P33"><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3">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3">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3">slist_iterator_t _slist_insert(</text:p>
            <text:p text:style-name="P33"><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7" table:style-name="Table357">
        <table:table-column table:style-name="Table357.A"/>
        <table:table-row>
          <table:table-cell table:style-name="Table357.A1" office:value-type="string">
            <text:p text:style-name="P33">void _slist_insert_n(</text:p>
            <text:p text:style-name="P33"><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3">slist_iterator_t _slist_insert_after(</text:p>
            <text:p text:style-name="P33"><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60" table:style-name="Table360">
        <table:table-column table:style-name="Table360.A"/>
        <table:table-row>
          <table:table-cell table:style-name="Table360.A1" office:value-type="string">
            <text:p text:style-name="P33">void _slist_insert_after_n(</text:p>
            <text:p text:style-name="P33"><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8" table:style-name="Table358">
        <table:table-column table:style-name="Table358.A"/>
        <table:table-row>
          <table:table-cell table:style-name="Table358.A1" office:value-type="string">
            <text:p text:style-name="P33">void _slist_insert_after_n_varg(</text:p>
            <text:p text:style-name="P33"><text:s text:c="4"/>slist_t* pslist_slist, slist_iterator_t it_pos, size_t t_count,</text:p>
            <text:p text:style-name="P33"><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3">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7">注意：</text:p>
      <text:p text:style-name="P27"><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3">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7"><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3">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7"><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3">bool_t _slist_iterator_belong_to_slist(</text:p>
            <text:p text:style-name="P33"><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7"><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3">bool_t _slist_same_type(</text:p>
            <text:p text:style-name="P33"><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7"><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3">bool_t _slist_same_slist_iterator_type(</text:p>
            <text:p text:style-name="P33"><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7"><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3">void _slist_get_varg_value_auxiliary(</text:p>
            <text:p text:style-name="P33"><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3">void _slist_destroy_varg_value_auxiliary(</text:p>
            <text:p text:style-name="P33"><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3">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3">void _slist_transf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3">void _slist_transfer_aft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7"/>
      <text:p text:style-name="P27"/>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2552926"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42547716"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42575463"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3">typedef struct _tagstack</text:p>
            <text:p text:style-name="P33">{ </text:p>
            <text:p text:style-name="P33">#if defined (CSTL_STACK_VECTOR_SEQUENCE)</text:p>
            <text:p text:style-name="P33"><text:s text:c="4"/>vector_t _t_sequence;</text:p>
            <text:p text:style-name="P33">#elif defined (CSTL_STACK_LIST_SEQUENCE)</text:p>
            <text:p text:style-name="P33"><text:s text:c="4"/>list_t <text:s text:c="2"/>_t_sequence;</text:p>
            <text:p text:style-name="P33">#else</text:p>
            <text:p text:style-name="P33"><text:s text:c="4"/>deque_t <text:s/>_t_sequence;</text:p>
            <text:p text:style-name="P33">#endif</text:p>
            <text:p text:style-name="P33">}stack_t;</text:p>
          </table:table-cell>
        </table:table-row>
      </table:table>
      <text:p text:style-name="P21"/>
      <text:list xml:id="list42565302"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3">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64" table:style-name="Table364">
        <table:table-column table:style-name="Table364.A"/>
        <table:table-row>
          <table:table-cell table:style-name="Table364.A1" office:value-type="string">
            <text:p text:style-name="P33">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7"><text:soft-page-break/><text:tab/>被初始化的适配器一定是使用create_stack创建的适配器，否则函数的行为是未定义的。psk_stack == NULL，函数的行为是未定义的。使用stack_init初始化之后的stack适配器，stack_size() == 0。</text:p>
      <text:p text:style-name="P27"/>
      <table:table table:name="Table365" table:style-name="Table365">
        <table:table-column table:style-name="Table365.A"/>
        <table:table-row>
          <table:table-cell table:style-name="Table365.A1" office:value-type="string">
            <text:p text:style-name="P33">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7"><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7"/>
      <table:table table:name="Table366" table:style-name="Table366">
        <table:table-column table:style-name="Table366.A"/>
        <table:table-row>
          <table:table-cell table:style-name="Table366.A1" office:value-type="string">
            <text:p text:style-name="P33">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7"><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7"/>
      <table:table table:name="Table367" table:style-name="Table367">
        <table:table-column table:style-name="Table367.A"/>
        <table:table-row>
          <table:table-cell table:style-name="Table367.A1" office:value-type="string">
            <text:p text:style-name="P33">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7"><text:tab/>cpsk_stack == NULL则函数的行为是未定义的，cpsk_stack指向的适配器是经过初始化以后的stack适配器，否则函数的行为是未定义的。</text:p>
      <text:p text:style-name="P27"/>
      <table:table table:name="Table368" table:style-name="Table368">
        <table:table-column table:style-name="Table368.A"/>
        <table:table-row>
          <table:table-cell table:style-name="Table368.A1" office:value-type="string">
            <text:p text:style-name="P33">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7"><text:tab/>cpsk_stack == NULL则函数的行为是未定义的，cpsk_stack指向的适配器是经过初始化以后的stack适配器，否则函数的行为是未定义的。</text:p>
      <text:p text:style-name="P27"/>
      <table:table table:name="Table369" table:style-name="Table369">
        <table:table-column table:style-name="Table369.A"/>
        <table:table-row>
          <table:table-cell table:style-name="Table369.A1" office:value-type="string">
            <text:p text:style-name="P33">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7"/>
      <table:table table:name="Table370" table:style-name="Table370">
        <table:table-column table:style-name="Table370.A"/>
        <table:table-row>
          <table:table-cell table:style-name="Table370.A1" office:value-type="string">
            <text:p text:style-name="P33">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7"/>
      <table:table table:name="Table371" table:style-name="Table371">
        <table:table-column table:style-name="Table371.A"/>
        <table:table-row>
          <table:table-cell table:style-name="Table371.A1" office:value-type="string">
            <text:p text:style-name="P33">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7"/>
      <table:table table:name="Table372" table:style-name="Table372">
        <table:table-column table:style-name="Table372.A"/>
        <table:table-row>
          <table:table-cell table:style-name="Table372.A1" office:value-type="string">
            <text:p text:style-name="P33">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7"/>
      <table:table table:name="Table373" table:style-name="Table373">
        <table:table-column table:style-name="Table373.A"/>
        <table:table-row>
          <table:table-cell table:style-name="Table373.A1" office:value-type="string">
            <text:p text:style-name="P33">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7"/>
      <table:table table:name="Table374" table:style-name="Table374">
        <table:table-column table:style-name="Table374.A"/>
        <table:table-row>
          <table:table-cell table:style-name="Table374.A1" office:value-type="string">
            <text:p text:style-name="P33">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7"/>
      <table:table table:name="Table375" table:style-name="Table375">
        <table:table-column table:style-name="Table375.A"/>
        <table:table-row>
          <table:table-cell table:style-name="Table375.A1" office:value-type="string">
            <text:p text:style-name="P33">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7"><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7"/>
      <table:table table:name="Table376" table:style-name="Table376">
        <table:table-column table:style-name="Table376.A"/>
        <table:table-row>
          <table:table-cell table:style-name="Table376.A1" office:value-type="string">
            <text:p text:style-name="P33">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7"><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7"/>
      <table:table table:name="Table377" table:style-name="Table377">
        <table:table-column table:style-name="Table377.A"/>
        <table:table-row>
          <table:table-cell table:style-name="Table377.A1" office:value-type="string">
            <text:p text:style-name="P33">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7"><text:tab/>psk_stack == NULL则函数的行为是未定义的，psk_stack指向的适配器是经过初始化以后的stack适配器，否则函数的行为是未定义的。如果stack为空，则函数的行为是未定义的。</text:p>
      <text:p text:style-name="P27"/>
      <table:table table:name="Table378" table:style-name="Table378">
        <table:table-column table:style-name="Table378.A"/>
        <table:table-row>
          <table:table-cell table:style-name="Table378.A1" office:value-type="string">
            <text:p text:style-name="P33">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7"><text:tab/>cpsk_stack == NULL则函数的行为是未定义的，cpsk_stack指向的适配器是经过初始化以后的stack适配器，否则函数的行为是未定义的。</text:p>
      <text:p text:style-name="P21"/>
      <text:list xml:id="list42556197"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3">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3">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7"><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3">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7"><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3">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3">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2573025"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42565141"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42575321"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3">typedef struct _tagqueue</text:p>
            <text:p text:style-name="P33">{</text:p>
            <text:p text:style-name="P33">#if defined (CSTL_QUEUE_LIST_SEQUENCE)</text:p>
            <text:p text:style-name="P33"><text:s text:c="4"/>list_t <text:s text:c="2"/>_t_sequence;</text:p>
            <text:p text:style-name="P33">#else</text:p>
            <text:p text:style-name="P33"><text:s text:c="4"/>deque_t <text:s/>_t_sequence;</text:p>
            <text:p text:style-name="P33">#endif</text:p>
            <text:p text:style-name="P33">}queue_t;</text:p>
          </table:table-cell>
        </table:table-row>
      </table:table>
      <text:p text:style-name="P21"/>
      <text:list xml:id="list42553653"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3">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88" table:style-name="Table388">
        <table:table-column table:style-name="Table388.A"/>
        <table:table-row>
          <table:table-cell table:style-name="Table388.A1" office:value-type="string">
            <text:p text:style-name="P33">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7"><text:tab/>被初始化的适配器一定是使用create_queue创建的适配器，否则函数的行为是未定义的。pque_queue == NULL，函数的行为是未定义的。使用queue_init初始化之后的queue适配器，queue_size() == 0。</text:p>
      <text:p text:style-name="P27"/>
      <table:table table:name="Table389" table:style-name="Table389">
        <table:table-column table:style-name="Table389.A"/>
        <table:table-row>
          <table:table-cell table:style-name="Table389.A1" office:value-type="string">
            <text:p text:style-name="P33">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7"><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7"/>
      <table:table table:name="Table390" table:style-name="Table390">
        <table:table-column table:style-name="Table390.A"/>
        <table:table-row>
          <table:table-cell table:style-name="Table390.A1" office:value-type="string">
            <text:p text:style-name="P33">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7"><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7"/>
      <table:table table:name="Table391" table:style-name="Table391">
        <table:table-column table:style-name="Table391.A"/>
        <table:table-row>
          <table:table-cell table:style-name="Table391.A1" office:value-type="string">
            <text:p text:style-name="P33">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2" table:style-name="Table392">
        <table:table-column table:style-name="Table392.A"/>
        <table:table-row>
          <table:table-cell table:style-name="Table392.A1" office:value-type="string">
            <text:p text:style-name="P33">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3" table:style-name="Table393">
        <table:table-column table:style-name="Table393.A"/>
        <table:table-row>
          <table:table-cell table:style-name="Table393.A1" office:value-type="string">
            <text:p text:style-name="P33">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7"/>
      <table:table table:name="Table394" table:style-name="Table394">
        <table:table-column table:style-name="Table394.A"/>
        <table:table-row>
          <table:table-cell table:style-name="Table394.A1" office:value-type="string">
            <text:p text:style-name="P33">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7"/>
      <table:table table:name="Table395" table:style-name="Table395">
        <table:table-column table:style-name="Table395.A"/>
        <table:table-row>
          <table:table-cell table:style-name="Table395.A1" office:value-type="string">
            <text:p text:style-name="P33">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7"/>
      <table:table table:name="Table396" table:style-name="Table396">
        <table:table-column table:style-name="Table396.A"/>
        <table:table-row>
          <table:table-cell table:style-name="Table396.A1" office:value-type="string">
            <text:p text:style-name="P33">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7"/>
      <table:table table:name="Table397" table:style-name="Table397">
        <table:table-column table:style-name="Table397.A"/>
        <table:table-row>
          <table:table-cell table:style-name="Table397.A1" office:value-type="string">
            <text:p text:style-name="P33">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7"/>
      <table:table table:name="Table398" table:style-name="Table398">
        <table:table-column table:style-name="Table398.A"/>
        <table:table-row>
          <table:table-cell table:style-name="Table398.A1" office:value-type="string">
            <text:p text:style-name="P33">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7"/>
      <table:table table:name="Table399" table:style-name="Table399">
        <table:table-column table:style-name="Table399.A"/>
        <table:table-row>
          <table:table-cell table:style-name="Table399.A1" office:value-type="string">
            <text:p text:style-name="P33">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7"><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7"/>
      <table:table table:name="Table400" table:style-name="Table400">
        <table:table-column table:style-name="Table400.A"/>
        <table:table-row>
          <table:table-cell table:style-name="Table400.A1" office:value-type="string">
            <text:p text:style-name="P33">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7"/>
      <table:table table:name="Table401" table:style-name="Table401">
        <table:table-column table:style-name="Table401.A"/>
        <table:table-row>
          <table:table-cell table:style-name="Table401.A1" office:value-type="string">
            <text:p text:style-name="P33">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如果queue为空，则函数的行为是未定义的。</text:p>
      <text:p text:style-name="P27"/>
      <table:table table:name="Table402" table:style-name="Table402">
        <table:table-column table:style-name="Table402.A"/>
        <table:table-row>
          <table:table-cell table:style-name="Table402.A1" office:value-type="string">
            <text:p text:style-name="P33">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7"/>
      <table:table table:name="Table403" table:style-name="Table403">
        <table:table-column table:style-name="Table403.A"/>
        <table:table-row>
          <table:table-cell table:style-name="Table403.A1" office:value-type="string">
            <text:p text:style-name="P33">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1"/>
      <text:list xml:id="list42572076"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3">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3">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7"><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3">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7"><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3">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7"><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3">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7"><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2569089"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42569111"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3">#include &lt;string&gt;</text:p>
            <text:p text:style-name="P33">#include &lt;vector&gt;</text:p>
            <text:p text:style-name="P33">#include &lt;utility&gt;</text:p>
            <text:p text:style-name="P33">#include &lt;iostream&gt;</text:p>
            <text:p text:style-name="P33"/>
            <text:p text:style-name="P33">int main(int argc, char* argv[])</text:p>
            <text:p text:style-name="P33">{</text:p>
            <text:p text:style-name="P33"><text:s text:c="4"/>std::basic_string&lt;int&gt; nstr;</text:p>
            <text:p text:style-name="P33"><text:s text:c="4"/>std::vector&lt;int&gt; nvec;</text:p>
            <text:p text:style-name="P33"/>
            <text:p text:style-name="P33"><text:s text:c="4"/>nvec.push_back(9);</text:p>
            <text:p text:style-name="P33"><text:s text:c="4"/>nvec.push_back(4);</text:p>
            <text:p text:style-name="P33"><text:s text:c="4"/>nvec.push_back(0);</text:p>
            <text:p text:style-name="P33"><text:s text:c="4"/>nvec.push_back(5);</text:p>
            <text:p text:style-name="P33"><text:s text:c="4"/>nstr.append(&amp;nvec[0]);</text:p>
            <text:p text:style-name="P33"><text:s text:c="4"/>std::cout &lt;&lt; nstr.size() &lt;&lt; std::endl;</text:p>
            <text:p text:style-name="P33"/>
            <text:p text:style-name="P33"><text:s text:c="4"/>int v[5] = {2, 4, 5, 1, 5};</text:p>
            <text:p text:style-name="P33"><text:s text:c="4"/>nstr.clear();</text:p>
            <text:p text:style-name="P33"><text:s text:c="4"/>nstr.append(v);</text:p>
            <text:p text:style-name="P33"><text:s text:c="4"/>std::cout &lt;&lt; nstr.size() &lt;&lt; std::endl;</text:p>
            <text:p text:style-name="P33"/>
            <text:p text:style-name="P33"><text:s text:c="4"/>std::basic_string&lt;std::pair&lt;int, int&gt; &gt; pstr;</text:p>
            <text:p text:style-name="P33"><text:s text:c="4"/>std::vector&lt;std::pair&lt;int, int&gt; &gt; pvec;</text:p>
            <text:p text:style-name="P33"><text:s text:c="4"/>pvec.push_back(std::make_pair(0, 5));</text:p>
            <text:p text:style-name="P33"><text:s text:c="4"/>pvec.push_back(std::make_pair(3, 0));</text:p>
            <text:p text:style-name="P33"><text:s text:c="4"/>pvec.push_back(std::make_pair(0, 0));</text:p>
            <text:p text:style-name="P33"><text:soft-page-break/><text:s text:c="4"/>pvec.push_back(std::make_pair(4, 4));</text:p>
            <text:p text:style-name="P33"/>
            <text:p text:style-name="P33"><text:s text:c="4"/>pstr.append(&amp;pvec[0]);</text:p>
            <text:p text:style-name="P33"><text:s text:c="4"/>std::cout &lt;&lt; pstr.size() &lt;&lt; std::endl;</text:p>
            <text:p text:style-name="P33"/>
            <text:p text:style-name="P33"><text:s text:c="4"/>return 0;</text:p>
            <text:p text:style-name="P33">}</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42562020" text:continue-numbering="true" text:style-name="WW8Num13">
        <text:list-item>
          <text:list>
            <text:list-item>
              <text:h text:style-name="P52"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42558537"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3">typedef struct _tagbasicstring</text:p>
            <text:p text:style-name="P33">{</text:p>
            <text:p text:style-name="P33"><text:s text:c="4"/>vector_t _t_vector;</text:p>
            <text:p text:style-name="P33">}basic_string_t;</text:p>
          </table:table-cell>
        </table:table-row>
      </table:table>
      <text:p text:style-name="P21"/>
      <text:list xml:id="list42567809"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8">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8">basic_string_compare</text:p>
          </table:table-cell>
          <table:table-cell table:style-name="Table411.B2" office:value-type="string">
            <text:p text:style-name="P37">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3">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466" table:style-name="Table466">
        <table:table-column table:style-name="Table466.A"/>
        <table:table-row>
          <table:table-cell table:style-name="Table466.A1" office:value-type="string">
            <text:p text:style-name="P33">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7"><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7"/>
      <table:table table:name="Table467" table:style-name="Table467">
        <table:table-column table:style-name="Table467.A"/>
        <table:table-row>
          <table:table-cell table:style-name="Table467.A1" office:value-type="string">
            <text:p text:style-name="P33">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7"/>
      <table:table table:name="Table468" table:style-name="Table468">
        <table:table-column table:style-name="Table468.A"/>
        <table:table-row>
          <table:table-cell table:style-name="Table468.A1" office:value-type="string">
            <text:p text:style-name="P33">void basic_string_init_cstr(</text:p>
            <text:p text:style-name="P33"><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7"><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7"/>
      <table:table table:name="Table469" table:style-name="Table469">
        <table:table-column table:style-name="Table469.A"/>
        <table:table-row>
          <table:table-cell table:style-name="Table469.A1" office:value-type="string">
            <text:p text:style-name="P33">void basic_string_init_subcstr(</text:p>
            <text:p text:style-name="P33"><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表格54" table:style-name="表格54">
        <table:table-column table:style-name="表格54.A"/>
        <table:table-row>
          <table:table-cell table:style-name="表格54.A1" office:value-type="string">
            <text:p text:style-name="P33">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7"><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7"/>
      <table:table table:name="表格55" table:style-name="表格55">
        <table:table-column table:style-name="表格55.A"/>
        <table:table-row>
          <table:table-cell table:style-name="表格55.A1" office:value-type="string">
            <text:p text:style-name="P33">void basic_string_init_copy_substring(</text:p>
            <text:p text:style-name="P33"><text:s text:c="4"/>basic_string_t* pt_dest, const basic_string_t* pt_src,</text:p>
            <text:p text:style-name="P33"><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7"><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56" table:style-name="表格56">
        <table:table-column table:style-name="表格56.A"/>
        <table:table-row>
          <table:table-cell table:style-name="表格56.A1" office:value-type="string">
            <text:p text:style-name="P33">void basic_string_init_copy_range(basic_string_t* pt_basic_string,</text:p>
            <text:p text:style-name="P33"><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7"/>
      <table:table table:name="表格57" table:style-name="表格57">
        <table:table-column table:style-name="表格57.A"/>
        <table:table-row>
          <table:table-cell table:style-name="表格57.A1" office:value-type="string">
            <text:p text:style-name="P33">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7"><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7"/>
      <table:table table:name="表格58" table:style-name="表格58">
        <table:table-column table:style-name="表格58.A"/>
        <table:table-row>
          <table:table-cell table:style-name="表格58.A1" office:value-type="string">
            <text:p text:style-name="P33">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返回NULL。</text:p>
      <text:p text:style-name="P27"/>
      <table:table table:name="Table470" table:style-name="Table470">
        <table:table-column table:style-name="Table470.A"/>
        <table:table-row>
          <table:table-cell table:style-name="Table470.A1" office:value-type="string">
            <text:p text:style-name="P33">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函数的行为是未定义的。</text:p>
      <text:p text:style-name="P27"/>
      <table:table table:name="Table471" table:style-name="Table471">
        <table:table-column table:style-name="Table471.A"/>
        <table:table-row>
          <table:table-cell table:style-name="Table471.A1" office:value-type="string">
            <text:p text:style-name="P33">size_t basic_string_copy(const basic_string_t* cpt_basic_string,</text:p>
            <text:p text:style-name="P33"><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7"><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7"/>
      <table:table table:name="Table472" table:style-name="Table472">
        <table:table-column table:style-name="Table472.A"/>
        <table:table-row>
          <table:table-cell table:style-name="Table472.A1" office:value-type="string">
            <text:p text:style-name="P33">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7"><text:tab/>如果cpt_basic_string == NULL或者basic_string容器一定已经初始化的容器，否则函数的行为是未定义的。</text:p>
      <text:p text:style-name="P27"><text:soft-page-break/></text:p>
      <table:table table:name="Table473" table:style-name="Table473">
        <table:table-column table:style-name="Table473.A"/>
        <table:table-row>
          <table:table-cell table:style-name="Table473.A1" office:value-type="string">
            <text:p text:style-name="P33">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7"><text:tab/>如果cpt_basic_string == NULL或者basic_string容器一定已经初始化的容器，否则函数的行为是未定义的。这个函数与basic_string_size()相同。</text:p>
      <text:p text:style-name="P27"/>
      <table:table table:name="Table474" table:style-name="Table474">
        <table:table-column table:style-name="Table474.A"/>
        <table:table-row>
          <table:table-cell table:style-name="Table474.A1" office:value-type="string">
            <text:p text:style-name="P33">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7"><text:tab/>如果cpt_basic_string == NULL或者basic_string容器一定已经初始化的容器，否则函数的行为是未定义的。</text:p>
      <text:p text:style-name="P27"/>
      <table:table table:name="Table475" table:style-name="Table475">
        <table:table-column table:style-name="Table475.A"/>
        <table:table-row>
          <table:table-cell table:style-name="Table475.A1" office:value-type="string">
            <text:p text:style-name="P33">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7"><text:tab/>cpt_basic_string == NULL则函数的行为是未定义的，cpt_basic_string指向的容器是经过初始化以后的basic_string容器，否则函数的行为是未定义的。这个最大数量是与系统相关的，不是一个固定的值。</text:p>
      <text:p text:style-name="P27"/>
      <table:table table:name="Table476" table:style-name="Table476">
        <table:table-column table:style-name="Table476.A"/>
        <table:table-row>
          <table:table-cell table:style-name="Table476.A1" office:value-type="string">
            <text:p text:style-name="P33">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7"><text:tab/>cpt_basic_string == NULL则函数的行为是未定义的，cpt_basic_string指向的容器是经过初始化以后的basic_string<text:soft-page-break/>容器，否则函数的行为是未定义的。容量符合前面描述的算法。</text:p>
      <text:p text:style-name="P27"/>
      <table:table table:name="Table477" table:style-name="Table477">
        <table:table-column table:style-name="Table477.A"/>
        <table:table-row>
          <table:table-cell table:style-name="Table477.A1" office:value-type="string">
            <text:p text:style-name="P33">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7"><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7"/>
      <table:table table:name="表格59" table:style-name="表格59">
        <table:table-column table:style-name="表格59.A"/>
        <table:table-row>
          <table:table-cell table:style-name="表格59.A1" office:value-type="string">
            <text:p text:style-name="P33">bool_t basic_string_equal(</text:p>
            <text:p text:style-name="P33"><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7"/>
      <table:table table:name="表格60" table:style-name="表格60">
        <table:table-column table:style-name="表格60.A"/>
        <table:table-row>
          <table:table-cell table:style-name="表格60.A1" office:value-type="string">
            <text:p text:style-name="P33">bool_t basic_string_not_equal(</text:p>
            <text:p text:style-name="P33"><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7"/>
      <table:table table:name="表格61" table:style-name="表格61">
        <table:table-column table:style-name="表格61.A"/>
        <table:table-row>
          <table:table-cell table:style-name="表格61.A1" office:value-type="string">
            <text:p text:style-name="P33">bool_t basic_string_less(</text:p>
            <text:p text:style-name="P33"><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7"/>
      <table:table table:name="表格62" table:style-name="表格62">
        <table:table-column table:style-name="表格62.A"/>
        <table:table-row>
          <table:table-cell table:style-name="表格62.A1" office:value-type="string">
            <text:p text:style-name="P33">bool_t basic_string_less_equal(</text:p>
            <text:p text:style-name="P33"><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7"/>
      <table:table table:name="表格63" table:style-name="表格63">
        <table:table-column table:style-name="表格63.A"/>
        <table:table-row>
          <table:table-cell table:style-name="表格63.A1" office:value-type="string">
            <text:p text:style-name="P33">bool_t basic_string_greater(</text:p>
            <text:p text:style-name="P33"><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7"/>
      <table:table table:name="表格64" table:style-name="表格64">
        <table:table-column table:style-name="表格64.A"/>
        <table:table-row>
          <table:table-cell table:style-name="表格64.A1" office:value-type="string">
            <text:p text:style-name="P33">bool_t basic_string_greater_equal(</text:p>
            <text:p text:style-name="P33"><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7"/>
      <table:table table:name="表格65" table:style-name="表格65">
        <table:table-column table:style-name="表格65.A"/>
        <table:table-row>
          <table:table-cell table:style-name="表格65.A1" office:value-type="string">
            <text:p text:style-name="P33">bool_t basic_string_equal_cstr(</text:p>
            <text:p text:style-name="P33"><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7"/>
      <table:table table:name="Table478" table:style-name="Table478">
        <table:table-column table:style-name="Table478.A"/>
        <table:table-row>
          <table:table-cell table:style-name="Table478.A1" office:value-type="string">
            <text:p text:style-name="P33">bool_t basic_string_not_equal_cstr(</text:p>
            <text:p text:style-name="P33"><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79" table:style-name="Table479">
        <table:table-column table:style-name="Table479.A"/>
        <table:table-row>
          <table:table-cell table:style-name="Table479.A1" office:value-type="string">
            <text:p text:style-name="P33">bool_t basic_string_less_cstr(</text:p>
            <text:p text:style-name="P33"><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7"/>
      <table:table table:name="Table480" table:style-name="Table480">
        <table:table-column table:style-name="Table480.A"/>
        <table:table-row>
          <table:table-cell table:style-name="Table480.A1" office:value-type="string">
            <text:p text:style-name="P33">bool_t basic_string_less_equal_cstr(</text:p>
            <text:p text:style-name="P33"><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7"/>
      <table:table table:name="Table481" table:style-name="Table481">
        <table:table-column table:style-name="Table481.A"/>
        <text:soft-page-break/>
        <table:table-row>
          <table:table-cell table:style-name="Table481.A1" office:value-type="string">
            <text:p text:style-name="P33">bool_t basic_string_greater_cstr(</text:p>
            <text:p text:style-name="P33"><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7"/>
      <table:table table:name="Table482" table:style-name="Table482">
        <table:table-column table:style-name="Table482.A"/>
        <table:table-row>
          <table:table-cell table:style-name="Table482.A1" office:value-type="string">
            <text:p text:style-name="P33">bool_t basic_string_greater_equal_cstr(</text:p>
            <text:p text:style-name="P33"><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7"/>
      <table:table table:name="Table483" table:style-name="Table483">
        <table:table-column table:style-name="Table483.A"/>
        <table:table-row>
          <table:table-cell table:style-name="Table483.A1" office:value-type="string">
            <text:p text:style-name="P33">int basic_string_compare(</text:p>
            <text:p text:style-name="P33"><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7"/>
      <table:table table:name="Table484" table:style-name="Table484">
        <table:table-column table:style-name="Table484.A"/>
        <table:table-row>
          <table:table-cell table:style-name="Table484.A1" office:value-type="string">
            <text:p text:style-name="P33">int basic_string_compare_substring_string(</text:p>
            <text:p text:style-name="P33"><text:s text:c="4"/>const basic_string_t* cpt_first, size_t t_pos, size_t t_len,</text:p>
            <text:p text:style-name="P33"><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5" table:style-name="Table485">
        <table:table-column table:style-name="Table485.A"/>
        <table:table-row>
          <table:table-cell table:style-name="Table485.A1" office:value-type="string">
            <text:p text:style-name="P33">int basic_string_compare_substring_substring(</text:p>
            <text:p text:style-name="P33"><text:s text:c="4"/>const basic_string_t* cpt_first, size_t t_firstpos, size_t t_firstlen,</text:p>
            <text:p text:style-name="P33"><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7"/>
      <table:table table:name="Table486" table:style-name="Table486">
        <table:table-column table:style-name="Table486.A"/>
        <table:table-row>
          <table:table-cell table:style-name="Table486.A1" office:value-type="string">
            <text:p text:style-name="P33">int basic_string_compare_cstr(</text:p>
            <text:p text:style-name="P33"><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87" table:style-name="Table487">
        <table:table-column table:style-name="Table487.A"/>
        <table:table-row>
          <table:table-cell table:style-name="Table487.A1" office:value-type="string">
            <text:p text:style-name="P33">int basic_string_compare_substring_cstr(</text:p>
            <text:p text:style-name="P33"><text:s text:c="4"/>const basic_string_t* cpt_basic_string, size_t t_pos, size_t t_len,</text:p>
            <text:p text:style-name="P33"><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8" table:style-name="Table488">
        <table:table-column table:style-name="Table488.A"/>
        <table:table-row>
          <table:table-cell table:style-name="Table488.A1" office:value-type="string">
            <text:p text:style-name="P33">int basic_string_compare_substring_subcstr(</text:p>
            <text:p text:style-name="P33"><text:s text:c="4"/>const basic_string_t* cpt_basic_string, size_t t_pos, size_t t_len,</text:p>
            <text:p text:style-name="P33"><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7"/>
      <table:table table:name="表格66" table:style-name="表格66">
        <table:table-column table:style-name="表格66.A"/>
        <table:table-row>
          <table:table-cell table:style-name="表格66.A1" office:value-type="string">
            <text:p text:style-name="P33">basic_string_t* basic_string_substr(</text:p>
            <text:p text:style-name="P33"><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7"><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7"/>
      <table:table table:name="表格67" table:style-name="表格67">
        <table:table-column table:style-name="表格67.A"/>
        <table:table-row>
          <table:table-cell table:style-name="表格67.A1" office:value-type="string">
            <text:p text:style-name="P33">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7"><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3">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7"/>
      <table:table table:name="表格69" table:style-name="表格69">
        <table:table-column table:style-name="表格69.A"/>
        <table:table-row>
          <table:table-cell table:style-name="表格69.A1" office:value-type="string">
            <text:p text:style-name="P33">void basic_string_connect_cstr(</text:p>
            <text:p text:style-name="P33"><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7"><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7"/>
      <table:table table:name="表格70" table:style-name="表格70">
        <table:table-column table:style-name="表格70.A"/>
        <table:table-row>
          <table:table-cell table:style-name="表格70.A1" office:value-type="string">
            <text:p text:style-name="P33">size_t basic_string_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1" table:style-name="表格71">
        <table:table-column table:style-name="表格71.A"/>
        <table:table-row>
          <table:table-cell table:style-name="表格71.A1" office:value-type="string">
            <text:p text:style-name="P33">size_t basic_string_find_cstr(</text:p>
            <text:p text:style-name="P33"><text:soft-page-break/><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2" table:style-name="表格72">
        <table:table-column table:style-name="表格72.A"/>
        <table:table-row>
          <table:table-cell table:style-name="表格72.A1" office:value-type="string">
            <text:p text:style-name="P33">size_t basic_string_find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Table489" table:style-name="Table489">
        <table:table-column table:style-name="Table489.A"/>
        <table:table-row>
          <table:table-cell table:style-name="Table489.A1" office:value-type="string">
            <text:p text:style-name="P33">size_t basic_string_find_elem(</text:p>
            <text:p text:style-name="P33"><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Table490" table:style-name="Table490">
        <table:table-column table:style-name="Table490.A"/>
        <table:table-row>
          <table:table-cell table:style-name="Table490.A1" office:value-type="string">
            <text:p text:style-name="P33">size_t basic_string_r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73" table:style-name="表格73">
        <table:table-column table:style-name="表格73.A"/>
        <table:table-row>
          <table:table-cell table:style-name="表格73.A1" office:value-type="string">
            <text:p text:style-name="P33">size_t basic_string_rfind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Table491" table:style-name="Table491">
        <table:table-column table:style-name="Table491.A"/>
        <table:table-row>
          <table:table-cell table:style-name="Table491.A1" office:value-type="string">
            <text:p text:style-name="P33">size_t basic_string_rfind_subcstr(</text:p>
            <text:p text:style-name="P33"><text:soft-page-break/><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2" table:style-name="Table492">
        <table:table-column table:style-name="Table492.A"/>
        <table:table-row>
          <table:table-cell table:style-name="Table492.A1" office:value-type="string">
            <text:p text:style-name="P33">size_t basic_string_rfind_elem(</text:p>
            <text:p text:style-name="P33"><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Table493" table:style-name="Table493">
        <table:table-column table:style-name="Table493.A"/>
        <table:table-row>
          <table:table-cell table:style-name="Table493.A1" office:value-type="string">
            <text:p text:style-name="P33">size_t basic_string_find_firs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Table494" table:style-name="Table494">
        <table:table-column table:style-name="Table494.A"/>
        <table:table-row>
          <table:table-cell table:style-name="Table494.A1" office:value-type="string">
            <text:p text:style-name="P33">size_t basic_string_find_fir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Table495" table:style-name="Table495">
        <table:table-column table:style-name="Table495.A"/>
        <table:table-row>
          <table:table-cell table:style-name="Table495.A1" office:value-type="string">
            <text:p text:style-name="P33">size_t basic_string_find_fir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5" table:style-name="表格75">
        <table:table-column table:style-name="表格75.A"/>
        <table:table-row>
          <table:table-cell table:style-name="表格75.A1" office:value-type="string">
            <text:p text:style-name="P33">size_t basic_string_find_first_of_elem(</text:p>
            <text:p text:style-name="P33"><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4" table:style-name="表格74">
        <table:table-column table:style-name="表格74.A"/>
        <table:table-row>
          <table:table-cell table:style-name="表格74.A1" office:value-type="string">
            <text:p text:style-name="P33">size_t basic_string_find_fir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6" table:style-name="表格76">
        <table:table-column table:style-name="表格76.A"/>
        <table:table-row>
          <table:table-cell table:style-name="表格76.A1" office:value-type="string">
            <text:p text:style-name="P33">size_t basic_string_find_fir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7" table:style-name="表格77">
        <table:table-column table:style-name="表格77.A"/>
        <table:table-row>
          <table:table-cell table:style-name="表格77.A1" office:value-type="string">
            <text:p text:style-name="P33">size_t basic_string_find_fir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8" table:style-name="表格78">
        <table:table-column table:style-name="表格78.A"/>
        <table:table-row>
          <table:table-cell table:style-name="表格78.A1" office:value-type="string">
            <text:p text:style-name="P33">size_t basic_string_find_first_not_of_elem(</text:p>
            <text:p text:style-name="P33"><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9" table:style-name="表格79">
        <table:table-column table:style-name="表格79.A"/>
        <table:table-row>
          <table:table-cell table:style-name="表格79.A1" office:value-type="string">
            <text:p text:style-name="P33">size_t basic_string_find_last_of(</text:p>
            <text:p text:style-name="P33"><text:s text:c="4"/>const basic_string_t* cpt_basic_string, const basic_string_t* cpt_find,</text:p>
            <text:p text:style-name="P33"><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0" table:style-name="表格80">
        <table:table-column table:style-name="表格80.A"/>
        <table:table-row>
          <table:table-cell table:style-name="表格80.A1" office:value-type="string">
            <text:p text:style-name="P33">size_t basic_string_find_la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1" table:style-name="表格81">
        <table:table-column table:style-name="表格81.A"/>
        <table:table-row>
          <table:table-cell table:style-name="表格81.A1" office:value-type="string">
            <text:p text:style-name="P33">size_t basic_string_find_la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表格82" table:style-name="表格82">
        <table:table-column table:style-name="表格82.A"/>
        <table:table-row>
          <table:table-cell table:style-name="表格82.A1" office:value-type="string">
            <text:p text:style-name="P33">size_t basic_string_find_las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表格83" table:style-name="表格83">
        <table:table-column table:style-name="表格83.A"/>
        <table:table-row>
          <table:table-cell table:style-name="表格83.A1" office:value-type="string">
            <text:p text:style-name="P33">size_t basic_string_find_la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4" table:style-name="表格84">
        <table:table-column table:style-name="表格84.A"/>
        <table:table-row>
          <table:table-cell table:style-name="表格84.A1" office:value-type="string">
            <text:p text:style-name="P33">size_t basic_string_find_la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5" table:style-name="表格85">
        <table:table-column table:style-name="表格85.A"/>
        <table:table-row>
          <table:table-cell table:style-name="表格85.A1" office:value-type="string">
            <text:p text:style-name="P33">size_t basic_string_find_la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6" table:style-name="Table496">
        <table:table-column table:style-name="Table496.A"/>
        <table:table-row>
          <table:table-cell table:style-name="Table496.A1" office:value-type="string">
            <text:p text:style-name="P33">size_t basic_string_find_last_no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7"/>
      <table:table table:name="Table497" table:style-name="Table497">
        <table:table-column table:style-name="Table497.A"/>
        <table:table-row>
          <table:table-cell table:style-name="Table497.A1" office:value-type="string">
            <text:p text:style-name="P33">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7"><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7"/>
      <table:table table:name="Table498" table:style-name="Table498">
        <table:table-column table:style-name="Table498.A"/>
        <table:table-row>
          <table:table-cell table:style-name="Table498.A1" office:value-type="string">
            <text:p text:style-name="P33">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7"><text:tab/>cpt_basic_string == NULL则函数的行为是未定义的，cpt_basic_string指向的容器是经过初始化以后的basic_string容器，否则函数的行为是未定义的。</text:p>
      <text:p text:style-name="P27"/>
      <table:table table:name="Table499" table:style-name="Table499">
        <table:table-column table:style-name="Table499.A"/>
        <table:table-row>
          <table:table-cell table:style-name="Table499.A1" office:value-type="string">
            <text:p text:style-name="P33">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text:p>
      <text:p text:style-name="P27"/>
      <table:table table:name="Table500" table:style-name="Table500">
        <table:table-column table:style-name="Table500.A"/>
        <table:table-row>
          <table:table-cell table:style-name="Table500.A1" office:value-type="string">
            <text:p text:style-name="P33">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7"><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7"/>
      <table:table table:name="Table501" table:style-name="Table501">
        <table:table-column table:style-name="Table501.A"/>
        <table:table-row>
          <table:table-cell table:style-name="Table501.A1" office:value-type="string">
            <text:p text:style-name="P33">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7"/>
      <table:table table:name="Table502" table:style-name="Table502">
        <table:table-column table:style-name="Table502.A"/>
        <table:table-row>
          <table:table-cell table:style-name="Table502.A1" office:value-type="string">
            <text:p text:style-name="P33">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7"/>
      <table:table table:name="Table503" table:style-name="Table503">
        <table:table-column table:style-name="Table503.A"/>
        <table:table-row>
          <table:table-cell table:style-name="Table503.A1" office:value-type="string">
            <text:p text:style-name="P33">void basic_string_assign_substring(</text:p>
            <text:p text:style-name="P33"><text:s text:c="4"/>basic_string_t* pt_dest, const basic_string_t* cpt_src,</text:p>
            <text:p text:style-name="P33"><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05" table:style-name="Table505">
        <table:table-column table:style-name="Table505.A"/>
        <table:table-row>
          <table:table-cell table:style-name="Table505.A1" office:value-type="string">
            <text:p text:style-name="P33">void basic_string_assign_cstr(</text:p>
            <text:p text:style-name="P33"><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06" table:style-name="Table506">
        <table:table-column table:style-name="Table506.A"/>
        <table:table-row>
          <table:table-cell table:style-name="Table506.A1" office:value-type="string">
            <text:p text:style-name="P33">void basic_string_assign_subcstr(</text:p>
            <text:p text:style-name="P33"><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Table504" table:style-name="Table504">
        <table:table-column table:style-name="Table504.A"/>
        <table:table-row>
          <table:table-cell table:style-name="Table504.A1" office:value-type="string">
            <text:p text:style-name="P33">void<text:span text:style-name="T38">　</text:span><text:span text:style-name="T37">basic_string</text:span>_assign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07" table:style-name="Table507">
        <table:table-column table:style-name="Table507.A"/>
        <table:table-row>
          <table:table-cell table:style-name="Table507.A1" office:value-type="string">
            <text:p text:style-name="P33">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7"/>
      <table:table table:name="Table508" table:style-name="Table508">
        <table:table-column table:style-name="Table508.A"/>
        <table:table-row>
          <table:table-cell table:style-name="Table508.A1" office:value-type="string">
            <text:p text:style-name="P33">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7"/>
      <table:table table:name="Table509" table:style-name="Table509">
        <table:table-column table:style-name="Table509.A"/>
        <table:table-row>
          <table:table-cell table:style-name="Table509.A1" office:value-type="string">
            <text:p text:style-name="P33">void basic_string_append_substring(</text:p>
            <text:p text:style-name="P33"><text:s text:c="4"/>basic_string_t* pt_dest, const basic_string_t* cpt_src,</text:p>
            <text:p text:style-name="P33"><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11" table:style-name="Table511">
        <table:table-column table:style-name="Table511.A"/>
        <table:table-row>
          <table:table-cell table:style-name="Table511.A1" office:value-type="string">
            <text:p text:style-name="P33">void basic_string_append_cstr(</text:p>
            <text:p text:style-name="P33"><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12" table:style-name="Table512">
        <table:table-column table:style-name="Table512.A"/>
        <table:table-row>
          <table:table-cell table:style-name="Table512.A1" office:value-type="string">
            <text:p text:style-name="P33">void basic_string_append_subcstr(</text:p>
            <text:p text:style-name="P33"><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text:soft-page-break/></text:p>
      <table:table table:name="Table510" table:style-name="Table510">
        <table:table-column table:style-name="Table510.A"/>
        <table:table-row>
          <table:table-cell table:style-name="Table510.A1" office:value-type="string">
            <text:p text:style-name="P33">void<text:span text:style-name="T38">　</text:span><text:span text:style-name="T37">basic_string</text:span>_append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13" table:style-name="Table513">
        <table:table-column table:style-name="Table513.A"/>
        <table:table-row>
          <table:table-cell table:style-name="Table513.A1" office:value-type="string">
            <text:p text:style-name="P33">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3">basic_string_iterator_t basic_string_insert(</text:p>
            <text:p text:style-name="P33"><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7">注意：</text:p>
      <text:p text:style-name="P27"><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5" table:style-name="Table515">
        <table:table-column table:style-name="Table515.A"/>
        <table:table-row>
          <table:table-cell table:style-name="Table515.A1" office:value-type="string">
            <text:p text:style-name="P33">basic_string_iterator_t basic_string_insert_n(</text:p>
            <text:p text:style-name="P33"><text:s text:c="4"/>basic_string_t* pt_basic_string, basic_string_iterator_t it_pos,</text:p>
            <text:p text:style-name="P33"><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6" table:style-name="Table516">
        <table:table-column table:style-name="Table516.A"/>
        <table:table-row>
          <table:table-cell table:style-name="Table516.A1" office:value-type="string">
            <text:p text:style-name="P33">void basic_string_insert_string(</text:p>
            <text:p text:style-name="P33"><text:s text:c="4"/>basic_string_t* pt_basic_string, size_t t_pos,</text:p>
            <text:p text:style-name="P33"><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7"/>
      <table:table table:name="Table517" table:style-name="Table517">
        <table:table-column table:style-name="Table517.A"/>
        <table:table-row>
          <table:table-cell table:style-name="Table517.A1" office:value-type="string">
            <text:p text:style-name="P33">void basic_string_insert_substring(</text:p>
            <text:p text:style-name="P33"><text:s text:c="4"/>basic_string_t* pt_basic_string, size_t t_pos,</text:p>
            <text:p text:style-name="P33"><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7"/>
      <table:table table:name="Table519" table:style-name="Table519">
        <table:table-column table:style-name="Table519.A"/>
        <table:table-row>
          <table:table-cell table:style-name="Table519.A1" office:value-type="string">
            <text:p text:style-name="P33">void basic_string_insert_cstr(</text:p>
            <text:p text:style-name="P33"><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7"><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7"/>
      <table:table table:name="Table520" table:style-name="Table520">
        <table:table-column table:style-name="Table520.A"/>
        <table:table-row>
          <table:table-cell table:style-name="Table520.A1" office:value-type="string">
            <text:p text:style-name="P33">void basic_string_insert_subcstr(</text:p>
            <text:p text:style-name="P33"><text:s text:c="4"/>basic_string_t* pt_basic_string, size_t t_pos,</text:p>
            <text:p text:style-name="P33"><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7"/>
      <table:table table:name="Table518" table:style-name="Table518">
        <table:table-column table:style-name="Table518.A"/>
        <table:table-row>
          <table:table-cell table:style-name="Table518.A1" office:value-type="string">
            <text:p text:style-name="P33">void<text:span text:style-name="T38">　</text:span><text:span text:style-name="T37">basic_string</text:span>_insert_range(</text:p>
            <text:p text:style-name="P33"><text:s text:c="4"/>basic_string_t* pt_basic_string, basic_string_iterator_t it_pos,</text:p>
            <text:p text:style-name="P33"><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表格86" table:style-name="表格86">
        <table:table-column table:style-name="表格86.A"/>
        <table:table-row>
          <table:table-cell table:style-name="表格86.A1" office:value-type="string">
            <text:p text:style-name="P33">void basic_string_insert_elem(</text:p>
            <text:p text:style-name="P33"><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3">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3">void basic_string_resize(</text:p>
            <text:p text:style-name="P33"><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3">basic_string_iterator_t basic_string_erase(</text:p>
            <text:p text:style-name="P33"><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7"><text:tab/>如果 pt_basic_string == NULL或者basic_string是未初始化的basic_string则函数的行为是未定义的。it_pos是属于basic_string的有效的迭代器，否则函数的行为是未定义的。</text:p>
      <text:p text:style-name="P27"/>
      <table:table table:name="表格90" table:style-name="表格90">
        <table:table-column table:style-name="表格90.A"/>
        <table:table-row>
          <table:table-cell table:style-name="表格90.A1" office:value-type="string">
            <text:p text:style-name="P33"><text:span text:style-name="T38">b</text:span><text:span text:style-name="T37">asic_string_iterator_t</text:span><text:span text:style-name="T38">　</text:span><text:span text:style-name="T37">basic_string</text:span>_erase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7"><text:tab/>pt_basic_string == NULL则函数的行为是未定义的，pt_basic_string指向的容器是经过初始化以后的basic_string容器，否则函数的行为是未定义的。[it_begin, it_end)是有效的范围，否则函数的行为是未定义的。</text:p>
      <text:p text:style-name="P27"/>
      <table:table table:name="表格91" table:style-name="表格91">
        <table:table-column table:style-name="表格91.A"/>
        <table:table-row>
          <table:table-cell table:style-name="表格91.A1" office:value-type="string">
            <text:p text:style-name="P33">void basic_string_erase_substring(</text:p>
            <text:p text:style-name="P33"><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7"><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7"/>
      <table:table table:name="Table521" table:style-name="Table521">
        <table:table-column table:style-name="Table521.A"/>
        <table:table-row>
          <table:table-cell table:style-name="Table521.A1" office:value-type="string">
            <text:p text:style-name="P33">void basic_string_replace(</text:p>
            <text:p text:style-name="P33"><text:s text:c="4"/>basic_string_t* pt_basic_string, size_t t_pos, size_t t_len,</text:p>
            <text:p text:style-name="P33"><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7"><text:soft-page-break/></text:p>
      <table:table table:name="Table522" table:style-name="Table522">
        <table:table-column table:style-name="Table522.A"/>
        <table:table-row>
          <table:table-cell table:style-name="Table522.A1" office:value-type="string">
            <text:p text:style-name="P33">void basic_string_replace_substring(</text:p>
            <text:p text:style-name="P33"><text:s text:c="4"/>basic_string_t* pt_basic_string, size_t t_pos, size_t t_len,</text:p>
            <text:p text:style-name="P33"><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7"/>
      <table:table table:name="Table523" table:style-name="Table523">
        <table:table-column table:style-name="Table523.A"/>
        <table:table-row>
          <table:table-cell table:style-name="Table523.A1" office:value-type="string">
            <text:p text:style-name="P33">void basic_string_replace_cstr(</text:p>
            <text:p text:style-name="P33"><text:s text:c="4"/>basic_string_t* pt_basic_string, size_t t_pos, size_t t_len,</text:p>
            <text:p text:style-name="P33"><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7"/>
      <table:table table:name="Table524" table:style-name="Table524">
        <table:table-column table:style-name="Table524.A"/>
        <table:table-row>
          <table:table-cell table:style-name="Table524.A1" office:value-type="string">
            <text:p text:style-name="P33">void basic_string_replace_subcstr(</text:p>
            <text:p text:style-name="P33"><text:soft-page-break/><text:s text:c="4"/>basic_string_t* pt_basic_string, size_t t_pos, size_t t_len,</text:p>
            <text:p text:style-name="P33"><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3">void basic_string_replace_elem(</text:p>
            <text:p text:style-name="P33"><text:s text:c="4"/>basic_string_t* pt_basic_string, size_t t_pos, size_t t_len,</text:p>
            <text:p text:style-name="P33"><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7"/>
      <table:table table:name="Table526" table:style-name="Table526">
        <table:table-column table:style-name="Table526.A"/>
        <table:table-row>
          <table:table-cell table:style-name="Table526.A1" office:value-type="string">
            <text:p text:style-name="P33">void basic_string_range_replace(</text:p>
            <text:p text:style-name="P33"><text:s text:c="4"/>basic_string_t* pt_basic_string, basic_string_iterator_t it_begin,</text:p>
            <text:p text:style-name="P33"><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7"/>
      <table:table table:name="Table527" table:style-name="Table527">
        <table:table-column table:style-name="Table527.A"/>
        <table:table-row>
          <table:table-cell table:style-name="Table527.A1" office:value-type="string">
            <text:p text:style-name="P33">void basic_string_range_replace_substring(</text:p>
            <text:p text:style-name="P33"><text:s text:c="4"/>basic_string_t* pt_basic_string, basic_string_iterator_t it_begin,</text:p>
            <text:p text:style-name="P33"><text:s text:c="4"/>basic_string_iterator_t it_end, const basic_string_t* cpt_replace,</text:p>
            <text:p text:style-name="P33"><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7"/>
      <table:table table:name="Table528" table:style-name="Table528">
        <table:table-column table:style-name="Table528.A"/>
        <table:table-row>
          <table:table-cell table:style-name="Table528.A1" office:value-type="string">
            <text:p text:style-name="P33">void basic_string_range_replace_cstr(</text:p>
            <text:p text:style-name="P33"><text:s text:c="4"/>basic_string_t* pt_basic_string, basic_string_iterator_t it_begin,</text:p>
            <text:p text:style-name="P33"><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7"/>
      <table:table table:name="表格92" table:style-name="表格92">
        <table:table-column table:style-name="表格92.A"/>
        <table:table-row>
          <table:table-cell table:style-name="表格92.A1" office:value-type="string">
            <text:p text:style-name="P33">void basic_string_range_replace_subcstr(</text:p>
            <text:p text:style-name="P33"><text:s text:c="4"/>basic_string_t* pt_basic_string, basic_string_iterator_t it_begin,</text:p>
            <text:p text:style-name="P33"><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3">void basic_string_range_replace_elem(</text:p>
            <text:p text:style-name="P33"><text:s text:c="4"/>basic_string_t* pt_basic_string, size_t t_pos, size_t t_len,</text:p>
            <text:p text:style-name="P33"><text:s text:c="4"/>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7"/>
      <table:table table:name="表格94" table:style-name="表格94">
        <table:table-column table:style-name="表格94.A"/>
        <table:table-row>
          <table:table-cell table:style-name="表格94.A1" office:value-type="string">
            <text:p text:style-name="P33">void basic_string_replace_range(</text:p>
            <text:p text:style-name="P33"><text:s text:c="4"/>basic_string_t* pt_basic_string,</text:p>
            <text:p text:style-name="P33"><text:s text:c="4"/>basic_string_iterator_t it_begin, basic_string_iterator_t it_end,</text:p>
            <text:p text:style-name="P33"><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7"/>
      <text:list xml:id="list42557014"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7"/>
      <table:table table:name="Table413" table:style-name="Table413">
        <table:table-column table:style-name="Table413.A"/>
        <table:table-row>
          <table:table-cell table:style-name="Table413.A1" office:value-type="string">
            <text:p text:style-name="P33">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7"><text:tab/>获得的basic_string迭代器不是有效的迭代器，因为它并没有与任何basic_string容器关联。这个函数创建的basic_string迭代器是供给以后的basic_string函数使用的。</text:p>
      <text:p text:style-name="P27"/>
      <table:table table:name="Table414" table:style-name="Table414">
        <table:table-column table:style-name="Table414.A"/>
        <table:table-row>
          <table:table-cell table:style-name="Table414.A1" office:value-type="string">
            <text:p text:style-name="P33">bool_t _basic_string_iterator_equal(</text:p>
            <text:p text:style-name="P33"><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7"><text:tab/>两个迭代器必须属于同一个basic_string容器，否则函数的行为是未定义的。两个迭代器相等表示的是两个迭代器引用的是同一个容器中的同一个数据。</text:p>
      <text:p text:style-name="P27"/>
      <table:table table:name="Table415" table:style-name="Table415">
        <table:table-column table:style-name="Table415.A"/>
        <table:table-row>
          <table:table-cell table:style-name="Table415.A1" office:value-type="string">
            <text:p text:style-name="P33">bool_t _basic_string_iterator_less(</text:p>
            <text:p text:style-name="P33"><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7"><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7"/>
      <table:table table:name="Table416" table:style-name="Table416">
        <table:table-column table:style-name="Table416.A"/>
        <text:soft-page-break/>
        <table:table-row>
          <table:table-cell table:style-name="Table416.A1" office:value-type="string">
            <text:p text:style-name="P33">bool_t _basic_string_iterator_before(</text:p>
            <text:p text:style-name="P33"><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7"><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7"/>
      <table:table table:name="Table417" table:style-name="Table417">
        <table:table-column table:style-name="Table417.A"/>
        <table:table-row>
          <table:table-cell table:style-name="Table417.A1" office:value-type="string">
            <text:p text:style-name="P33">void _basic_string_iterator_get_value(</text:p>
            <text:p text:style-name="P33"><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7"><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418" table:style-name="Table418">
        <table:table-column table:style-name="Table418.A"/>
        <table:table-row>
          <table:table-cell table:style-name="Table418.A1" office:value-type="string">
            <text:p text:style-name="P33">void _basic_string_iterator_set_value(</text:p>
            <text:p text:style-name="P33"><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7"><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419" table:style-name="Table419">
        <table:table-column table:style-name="Table419.A"/>
        <table:table-row>
          <table:table-cell table:style-name="Table419.A1" office:value-type="string">
            <text:p text:style-name="P33">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7"><text:tab/>it_iter必须是属于basic_string的有效迭代器，否则函数的行为是未定义的。</text:p>
      <text:p text:style-name="P27"/>
      <table:table table:name="Table420" table:style-name="Table420">
        <table:table-column table:style-name="Table420.A"/>
        <table:table-row>
          <table:table-cell table:style-name="Table420.A1" office:value-type="string">
            <text:p text:style-name="P33">basic_string_iterator_t _basic_string_iterator_next(</text:p>
            <text:p text:style-name="P33"><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7"><text:tab/>it_iter必须是属于basic_string的有效迭代器，否则函数的行为是未定义的。引用下一个数据的迭代器也必须是属于basic_string的有效的迭代器，否则函数行为是未定义的。</text:p>
      <text:p text:style-name="P27"/>
      <table:table table:name="Table421" table:style-name="Table421">
        <table:table-column table:style-name="Table421.A"/>
        <table:table-row>
          <table:table-cell table:style-name="Table421.A1" office:value-type="string">
            <text:p text:style-name="P33">basic_string_iterator_t _basic_string_iterator_prev(</text:p>
            <text:p text:style-name="P33"><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7"><text:tab/>it_iter必须是属于basic_string的有效迭代器，否则函数的行为是未定义的。引用上一个数据的迭代器也必须是属于basic_string的有效的迭代器，否则函数行为是未定义的。</text:p>
      <text:p text:style-name="P27"/>
      <table:table table:name="Table422" table:style-name="Table422">
        <table:table-column table:style-name="Table422.A"/>
        <table:table-row>
          <table:table-cell table:style-name="Table422.A1" office:value-type="string">
            <text:p text:style-name="P33">basic_string_iterator_t _basic_string_iterator_next_n(</text:p>
            <text:p text:style-name="P33"><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7"><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7"/>
      <table:table table:name="Table423" table:style-name="Table423">
        <table:table-column table:style-name="Table423.A"/>
        <table:table-row>
          <table:table-cell table:style-name="Table423.A1" office:value-type="string">
            <text:p text:style-name="P33">basic_string_iterator_t _basic_string_iterator_prev_n(</text:p>
            <text:p text:style-name="P33"><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7"><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7"/>
      <table:table table:name="Table424" table:style-name="Table424">
        <table:table-column table:style-name="Table424.A"/>
        <table:table-row>
          <table:table-cell table:style-name="Table424.A1" office:value-type="string">
            <text:p text:style-name="P33">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425" table:style-name="Table425">
        <table:table-column table:style-name="Table425.A"/>
        <table:table-row>
          <table:table-cell table:style-name="Table425.A1" office:value-type="string">
            <text:p text:style-name="P33">int _basic_string_iterator_minus(</text:p>
            <text:p text:style-name="P33"><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7"><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42547537"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3">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3">bool_t _create_basic_string_auxiliary(</text:p>
            <text:p text:style-name="P33"><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7"><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3">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3">void _basic_string_init_elem_varg(</text:p>
            <text:p text:style-name="P33"><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3">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3">size_t _basic_string_find_elem(</text:p>
            <text:p text:style-name="P33"><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3">size_t _basic_string_find_elem_varg(</text:p>
            <text:p text:style-name="P33"><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3">size_t _basic_string_rfind_elem(</text:p>
            <text:p text:style-name="P33"><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3">size_t _basic_string_rfind_elem_varg(</text:p>
            <text:p text:style-name="P33"><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3">size_t _basic_string_find_first_not_of_elem(</text:p>
            <text:p text:style-name="P33"><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3">size_t _basic_string_find_first_not_of_elem_varg(</text:p>
            <text:p text:style-name="P33"><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3">size_t _basic_string_find_last_not_of_elem(</text:p>
            <text:p text:style-name="P33"><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3">size_t _basic_string_find_last_not_of_elem_varg(</text:p>
            <text:p text:style-name="P33"><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3">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3">void _basic_string_connect_elem_varg(</text:p>
            <text:p text:style-name="P33"><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3">void _basic_string_assign_elem(</text:p>
            <text:p text:style-name="P33"><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3">void _basic_string_assign_elem_varg(</text:p>
            <text:p text:style-name="P33"><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3">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3">void _basic_string_push_back_varg(</text:p>
            <text:p text:style-name="P33"><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7"><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3">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3">void _basic_string_resize(</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3">void _basic_string_resize_varg(</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3">basic_string_iterator_t _basic_string_insert(</text:p>
            <text:p text:style-name="P33"><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455" table:style-name="Table455">
        <table:table-column table:style-name="Table455.A"/>
        <table:table-row>
          <table:table-cell table:style-name="Table455.A1" office:value-type="string">
            <text:p text:style-name="P33">basic_string_iterator_t _basic_string_insert_n(</text:p>
            <text:p text:style-name="P33"><text:s text:c="4"/>basic_string_t* pt_basic_string, basic_string_iterator_t it_pos,</text:p>
            <text:p text:style-name="P33"><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3">basic_string_iterator_t _basic_string_insert_n_varg(</text:p>
            <text:p text:style-name="P33"><text:soft-page-break/><text:s text:c="4"/>basic_string_t* pt_basic_string, basic_string_iterator_t i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3">void _basic_string_insert_elem(</text:p>
            <text:p text:style-name="P33"><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3">void _basic_string_insert_elem_varg(</text:p>
            <text:p text:style-name="P33"><text:s text:c="4"/>basic_string_t* pt_basic_string, size_t 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3">void _basic_string_range_replace_elem(</text:p>
            <text:p text:style-name="P33"><text:s text:c="4"/>basic_string_t* pt_basic_string,</text:p>
            <text:p text:style-name="P33"><text:s text:c="4"/>basic_string_iterator_t it_begin, basic_string_iterator_t it_end,</text:p>
            <text:p text:style-name="P33"><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3">void _basic_string_range_replace_elem_varg(</text:p>
            <text:p text:style-name="P33"><text:s text:c="4"/>basic_string_t* pt_basic_string,</text:p>
            <text:p text:style-name="P33"><text:s text:c="4"/>basic_string_iterator_t it_begin, basic_string_iterator_t it_end,</text:p>
            <text:p text:style-name="P33"><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3">void _basic_string_replace_elem(</text:p>
            <text:p text:style-name="P33"><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3">void _basic_string_replace_elem_varg(</text:p>
            <text:p text:style-name="P33"><text:s text:c="4"/>basic_string_t* pt_basic_string,</text:p>
            <text:p text:style-name="P33"><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3">void _basic_string_init_elem_auxiliary(</text:p>
            <text:p text:style-name="P33"><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7">注意：</text:p>
      <text:p text:style-name="P27"><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7"/>
      <table:table table:name="Table427" table:style-name="Table427">
        <table:table-column table:style-name="Table427.A"/>
        <table:table-row>
          <table:table-cell table:style-name="Table427.A1" office:value-type="string">
            <text:p text:style-name="P33">bool_t _basic_string_same_type(</text:p>
            <text:p text:style-name="P33"><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7"><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7"/>
      <table:table table:name="Table428" table:style-name="Table428">
        <table:table-column table:style-name="Table428.A"/>
        <table:table-row>
          <table:table-cell table:style-name="Table428.A1" office:value-type="string">
            <text:p text:style-name="P33">size_t _basic_string_get_value_string_length(</text:p>
            <text:p text:style-name="P33"><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7"><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3">void _basic_string_get_varg_value_auxiliary(</text:p>
            <text:p text:style-name="P33"><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3">void _basic_string_destroy_varg_value_auxiliary(</text:p>
            <text:p text:style-name="P33"><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list xml:id="list42560757" text:continue-numbering="true" text:style-name="WW8Num13">
        <text:list-item>
          <text:h text:style-name="P50" text:outline-level="1"><text:soft-page-break/>string<text:span text:style-name="T20">容器</text:span></text:h>
        </text:list-item>
      </text:list>
      <text:p text:style-name="P21"><text:tab/>string容器是字符串的概念，它的底层使用basic_string实现，string与其他容器不同，它内部保存的只是char类型而不保存其他类型的数据。</text:p>
      <text:p text:style-name="P21"/>
      <text:list xml:id="list42548511" text:continue-numbering="true" text:style-name="WW8Num13">
        <text:list-item>
          <text:list>
            <text:list-item>
              <text:h text:style-name="P52" text:outline-level="2"><text:span text:style-name="T6">string</text:span>容器的机制</text:h>
            </text:list-item>
          </text:list>
        </text:list-item>
      </text:list>
      <text:p text:style-name="P21"><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1"><text:tab/>在使用字符串时有些问题，当字符串中包含'\0'的时候会被截断，如”abc\0xxxxx”会被自动截断成”abc”，这与STL的行为不一致。</text:p>
      <text:p text:style-name="P21"><text:tab/>同时string还提供了一些I/O操作。</text:p>
      <text:list xml:id="list42574707" text:continue-numbering="true" text:style-name="WW8Num13">
        <text:list-item>
          <text:list>
            <text:list-item>
              <text:h text:style-name="P52" text:outline-level="2"><text:span text:style-name="T6">string</text:span><text:span text:style-name="T23">迭代</text:span>器</text:h>
            </text:list-item>
          </text:list>
        </text:list-item>
      </text:list>
      <text:p text:style-name="P21"><text:tab/>直接使用basic_string的迭代器作为string的迭代器。</text:p>
      <text:list xml:id="list42558896" text:continue-numbering="true" text:style-name="WW8Num13">
        <text:list-item>
          <text:list>
            <text:list-item>
              <text:h text:style-name="P52" text:outline-level="2"><text:span text:style-name="T6">string</text:span>代码结构</text:h>
            </text:list-item>
          </text:list>
        </text:list-item>
      </text:list>
      <text:p text:style-name="P21"><text:tab/>string直接使用basic_string作为底层实现</text:p>
      <table:table table:name="表格95" table:style-name="表格95">
        <table:table-column table:style-name="表格95.A"/>
        <table:table-row>
          <table:table-cell table:style-name="表格95.A1" office:value-type="string">
            <text:p text:style-name="P33">typedef basic_string_t string_t;</text:p>
          </table:table-cell>
        </table:table-row>
      </table:table>
      <text:p text:style-name="P21"/>
      <text:list xml:id="list42570304" text:continue-numbering="true" text:style-name="WW8Num13">
        <text:list-item>
          <text:list>
            <text:list-item>
              <text:h text:style-name="P55" text:outline-level="2">外部接口</text:h>
            </text:list-item>
          </text:list>
        </text:list-item>
      </text:list>
      <text:p text:style-name="P21"><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8">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8">string_compare</text:p>
          </table:table-cell>
          <table:table-cell table:style-name="表格99.B2" office:value-type="string">
            <text:p text:style-name="P37">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1"/>
      <text:p text:style-name="P21">接口原型：</text:p>
      <table:table table:name="表格100" table:style-name="表格100">
        <table:table-column table:style-name="表格100.A"/>
        <table:table-row>
          <table:table-cell table:style-name="表格100.A1" office:value-type="string">
            <text:p text:style-name="P33">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7"><text:tab/>创建的string容器中保存的数据是char类型。</text:p>
      <text:p text:style-name="P27"/>
      <table:table table:name="表格101" table:style-name="表格101">
        <table:table-column table:style-name="表格101.A"/>
        <table:table-row>
          <table:table-cell table:style-name="表格101.A1" office:value-type="string">
            <text:p text:style-name="P33">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7"><text:tab/>被初始化的容器一定是使用create_string创建的容器，否则函数的行为是未定义的。pstr_string == NULL，函数的行为是未定义的。使用string_init初始化之后的string容器，string_size() == 0。</text:p>
      <text:p text:style-name="P27"/>
      <table:table table:name="表格102" table:style-name="表格102">
        <table:table-column table:style-name="表格102.A"/>
        <table:table-row>
          <table:table-cell table:style-name="表格102.A1" office:value-type="string">
            <text:p text:style-name="P33">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7"><text:tab/>如果pstr_string == NULL则函数的行为是未定义的。string容器必须是使用create_string创建的否则函数的行为是未定义的。使用string_init_char初始化之后的string容器，string_size() == t_count。</text:p>
      <text:p text:style-name="P27"/>
      <table:table table:name="表格103" table:style-name="表格103">
        <table:table-column table:style-name="表格103.A"/>
        <table:table-row>
          <table:table-cell table:style-name="表格103.A1" office:value-type="string">
            <text:p text:style-name="P33">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7"/>
      <table:table table:name="表格104" table:style-name="表格104">
        <table:table-column table:style-name="表格104.A"/>
        <table:table-row>
          <table:table-cell table:style-name="表格104.A1" office:value-type="string">
            <text:p text:style-name="P33">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7"/>
      <table:table table:name="表格105" table:style-name="表格105">
        <table:table-column table:style-name="表格105.A"/>
        <table:table-row>
          <table:table-cell table:style-name="表格105.A1" office:value-type="string">
            <text:p text:style-name="P33">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7"/>
      <table:table table:name="表格106" table:style-name="表格106">
        <table:table-column table:style-name="表格106.A"/>
        <table:table-row>
          <table:table-cell table:style-name="表格106.A1" office:value-type="string">
            <text:p text:style-name="P33">void string_init_copy_substring(</text:p>
            <text:p text:style-name="P33"><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7"/>
      <table:table table:name="表格107" table:style-name="表格107">
        <table:table-column table:style-name="表格107.A"/>
        <table:table-row>
          <table:table-cell table:style-name="表格107.A1" office:value-type="string">
            <text:p text:style-name="P33">void string_init_copy_range(string_t* pstr_string,</text:p>
            <text:p text:style-name="P33"><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7"/>
      <table:table table:name="表格108" table:style-name="表格108">
        <table:table-column table:style-name="表格108.A"/>
        <table:table-row>
          <table:table-cell table:style-name="表格108.A1" office:value-type="string">
            <text:p text:style-name="P33">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7"><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7"/>
      <table:table table:name="Table529" table:style-name="Table529">
        <table:table-column table:style-name="Table529.A"/>
        <table:table-row>
          <table:table-cell table:style-name="Table529.A1" office:value-type="string">
            <text:p text:style-name="P33">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返回空串。</text:p>
      <text:p text:style-name="P27"/>
      <table:table table:name="Table530" table:style-name="Table530">
        <table:table-column table:style-name="Table530.A"/>
        <table:table-row>
          <table:table-cell table:style-name="Table530.A1" office:value-type="string">
            <text:p text:style-name="P33">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函数的行为是未定义的。</text:p>
      <text:p text:style-name="P27"/>
      <table:table table:name="Table531" table:style-name="Table531">
        <table:table-column table:style-name="Table531.A"/>
        <table:table-row>
          <table:table-cell table:style-name="Table531.A1" office:value-type="string">
            <text:p text:style-name="P33">size_t string_copy(</text:p>
            <text:p text:style-name="P33"><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7"><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7"/>
      <table:table table:name="Table532" table:style-name="Table532">
        <table:table-column table:style-name="Table532.A"/>
        <table:table-row>
          <table:table-cell table:style-name="Table532.A1" office:value-type="string">
            <text:p text:style-name="P33">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7"><text:tab/>如果cpstr_string == NULL或者string容器一定已经初始化的容器，否则函数的行为是未定义的。</text:p>
      <text:p text:style-name="P27"/>
      <table:table table:name="Table533" table:style-name="Table533">
        <table:table-column table:style-name="Table533.A"/>
        <table:table-row>
          <table:table-cell table:style-name="Table533.A1" office:value-type="string">
            <text:p text:style-name="P33">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7"><text:tab/>如果cpstr_string == NULL或者string容器一定已经初始化的容器，否则函数的行为是未定义的。这个函数与string_size()相同。</text:p>
      <text:p text:style-name="P27"/>
      <table:table table:name="Table534" table:style-name="Table534">
        <table:table-column table:style-name="Table534.A"/>
        <table:table-row>
          <table:table-cell table:style-name="Table534.A1" office:value-type="string">
            <text:p text:style-name="P33">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7"><text:tab/>如果cpstr_string == NULL或者string容器一定已经初始化的容器，否则函数的行为是未定义的。</text:p>
      <text:p text:style-name="P27"/>
      <table:table table:name="Table535" table:style-name="Table535">
        <table:table-column table:style-name="Table535.A"/>
        <table:table-row>
          <table:table-cell table:style-name="Table535.A1" office:value-type="string">
            <text:p text:style-name="P33">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7"><text:tab/>cpstr_string == NULL则函数的行为是未定义的，cpstr_string指向的容器是经过初始化以后的string容器，否则函数的行为是未定义的。这个最大数量是与系统相关的，不是一个固定的值。</text:p>
      <text:p text:style-name="P27"/>
      <table:table table:name="Table536" table:style-name="Table536">
        <table:table-column table:style-name="Table536.A"/>
        <table:table-row>
          <table:table-cell table:style-name="Table536.A1" office:value-type="string">
            <text:p text:style-name="P33">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7"><text:tab/>cpstr_string == NULL则函数的行为是未定义的，cpstr_string指向的容器是经过初始化以后的string容器，否则函数的行为是未定义的。容量符合前面描述的算法。</text:p>
      <text:p text:style-name="P27"/>
      <table:table table:name="Table537" table:style-name="Table537">
        <table:table-column table:style-name="Table537.A"/>
        <table:table-row>
          <table:table-cell table:style-name="Table537.A1" office:value-type="string">
            <text:p text:style-name="P33">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7"><text:tab/>cpstr_string == NULL则函数的行为是未定义的，cpstr_string指向的容器是经过初始化以后的string容器，否则函数的行为是未定义的。如果t_pos超过了string容器中字符索引的范围，则函数的行为是未定义的。</text:p>
      <text:p text:style-name="P27"/>
      <table:table table:name="Table538" table:style-name="Table538">
        <table:table-column table:style-name="Table538.A"/>
        <table:table-row>
          <table:table-cell table:style-name="Table538.A1" office:value-type="string">
            <text:p text:style-name="P33">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7"/>
      <table:table table:name="Table539" table:style-name="Table539">
        <table:table-column table:style-name="Table539.A"/>
        <table:table-row>
          <table:table-cell table:style-name="Table539.A1" office:value-type="string">
            <text:p text:style-name="P33">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7"/>
      <table:table table:name="Table540" table:style-name="Table540">
        <table:table-column table:style-name="Table540.A"/>
        <table:table-row>
          <table:table-cell table:style-name="Table540.A1" office:value-type="string">
            <text:p text:style-name="P33">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7"/>
      <table:table table:name="Table541" table:style-name="Table541">
        <table:table-column table:style-name="Table541.A"/>
        <table:table-row>
          <table:table-cell table:style-name="Table541.A1" office:value-type="string">
            <text:p text:style-name="P33">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7"/>
      <table:table table:name="Table542" table:style-name="Table542">
        <table:table-column table:style-name="Table542.A"/>
        <table:table-row>
          <table:table-cell table:style-name="Table542.A1" office:value-type="string">
            <text:p text:style-name="P33">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7"/>
      <table:table table:name="Table543" table:style-name="Table543">
        <table:table-column table:style-name="Table543.A"/>
        <table:table-row>
          <table:table-cell table:style-name="Table543.A1" office:value-type="string">
            <text:p text:style-name="P33">bool_t string_greater_equal(</text:p>
            <text:p text:style-name="P33"><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7"/>
      <table:table table:name="Table544" table:style-name="Table544">
        <table:table-column table:style-name="Table544.A"/>
        <table:table-row>
          <table:table-cell table:style-name="Table544.A1" office:value-type="string">
            <text:p text:style-name="P33">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7"/>
      <table:table table:name="Table545" table:style-name="Table545">
        <table:table-column table:style-name="Table545.A"/>
        <table:table-row>
          <table:table-cell table:style-name="Table545.A1" office:value-type="string">
            <text:p text:style-name="P33">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7"><text:tab/>cpstr_string == NULL或者s_cstr == NULL则函数的行为是未定义的，cpstr_string指向的容器是经过初始化以后的string容器，否则函数的行为是未定义的。</text:p>
      <text:p text:style-name="P27"/>
      <table:table table:name="Table546" table:style-name="Table546">
        <table:table-column table:style-name="Table546.A"/>
        <table:table-row>
          <table:table-cell table:style-name="Table546.A1" office:value-type="string">
            <text:p text:style-name="P33">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7"/>
      <table:table table:name="Table547" table:style-name="Table547">
        <table:table-column table:style-name="Table547.A"/>
        <table:table-row>
          <table:table-cell table:style-name="Table547.A1" office:value-type="string">
            <text:p text:style-name="P33">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7"/>
      <table:table table:name="Table548" table:style-name="Table548">
        <table:table-column table:style-name="Table548.A"/>
        <table:table-row>
          <table:table-cell table:style-name="Table548.A1" office:value-type="string">
            <text:p text:style-name="P33">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7"/>
      <table:table table:name="Table549" table:style-name="Table549">
        <table:table-column table:style-name="Table549.A"/>
        <table:table-row>
          <table:table-cell table:style-name="Table549.A1" office:value-type="string">
            <text:p text:style-name="P33">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7"/>
      <table:table table:name="Table550" table:style-name="Table550">
        <table:table-column table:style-name="Table550.A"/>
        <table:table-row>
          <table:table-cell table:style-name="Table550.A1" office:value-type="string">
            <text:p text:style-name="P33">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如果cpstr_first == cpstr_second则返回0。</text:p>
      <text:p text:style-name="P27"/>
      <table:table table:name="Table551" table:style-name="Table551">
        <table:table-column table:style-name="Table551.A"/>
        <table:table-row>
          <table:table-cell table:style-name="Table551.A1" office:value-type="string">
            <text:p text:style-name="P33">int string_compare_substring_string(</text:p>
            <text:p text:style-name="P33"><text:s text:c="4"/>const string_t* cpstr_first, size_t t_pos, size_t t_len,</text:p>
            <text:p text:style-name="P33"><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7"><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2" table:style-name="Table552">
        <table:table-column table:style-name="Table552.A"/>
        <table:table-row>
          <table:table-cell table:style-name="Table552.A1" office:value-type="string">
            <text:p text:style-name="P33">int string_compare_substring_substring(</text:p>
            <text:p text:style-name="P33"><text:s text:c="4"/>const string_t* cpstr_first, size_t t_firstpos, size_t t_firstlen,</text:p>
            <text:p text:style-name="P33"><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7"/>
      <table:table table:name="Table553" table:style-name="Table553">
        <table:table-column table:style-name="Table553.A"/>
        <table:table-row>
          <table:table-cell table:style-name="Table553.A1" office:value-type="string">
            <text:p text:style-name="P33">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ext:p>
      <text:p text:style-name="P27"/>
      <table:table table:name="Table554" table:style-name="Table554">
        <table:table-column table:style-name="Table554.A"/>
        <table:table-row>
          <table:table-cell table:style-name="Table554.A1" office:value-type="string">
            <text:p text:style-name="P33">int string_compare_substring_cstr(</text:p>
            <text:p text:style-name="P33"><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5" table:style-name="Table555">
        <table:table-column table:style-name="Table555.A"/>
        <table:table-row>
          <table:table-cell table:style-name="Table555.A1" office:value-type="string">
            <text:p text:style-name="P33">int string_compare_substring_subcstr(</text:p>
            <text:p text:style-name="P33"><text:s text:c="4"/>const string_t* cpstr_string, size_t t_pos, size_t t_len,</text:p>
            <text:p text:style-name="P33"><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7"/>
      <table:table table:name="表格109" table:style-name="表格109">
        <table:table-column table:style-name="表格109.A"/>
        <table:table-row>
          <table:table-cell table:style-name="表格109.A1" office:value-type="string">
            <text:p text:style-name="P33">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7"><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7"/>
      <table:table table:name="表格110" table:style-name="表格110">
        <table:table-column table:style-name="表格110.A"/>
        <table:table-row>
          <table:table-cell table:style-name="表格110.A1" office:value-type="string">
            <text:p text:style-name="P33">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7"><text:tab/>pstr_dest == NULL或者cpstr_src == NULL则函数的行为是未定义的，pstr_dest和cpstr_src必须是已经初始化的，否则函数的行为是未定义的。</text:p>
      <text:p text:style-name="P21"/>
      <table:table table:name="表格111" table:style-name="表格111">
        <table:table-column table:style-name="表格111.A"/>
        <table:table-row>
          <table:table-cell table:style-name="表格111.A1" office:value-type="string">
            <text:p text:style-name="P33">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7"><text:tab/>如果pstr_string == NULL或者string是为初始化的则函数的行为是未定义的。</text:p>
      <text:p text:style-name="P27"/>
      <table:table table:name="表格112" table:style-name="表格112">
        <table:table-column table:style-name="表格112.A"/>
        <table:table-row>
          <table:table-cell table:style-name="表格112.A1" office:value-type="string">
            <text:p text:style-name="P33">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7"><text:tab/>pstr_string == NULL或者cpstr_value_string == NULL则函数的行为是未定义的，pstr_string必须是已经初始化的，否则函数的行为是未定义的。</text:p>
      <text:p text:style-name="P27"/>
      <table:table table:name="表格113" table:style-name="表格113">
        <table:table-column table:style-name="表格113.A"/>
        <table:table-row>
          <table:table-cell table:style-name="表格113.A1" office:value-type="string">
            <text:p text:style-name="P33">size_t string_find(</text:p>
            <text:p text:style-name="P33"><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14" table:style-name="表格114">
        <table:table-column table:style-name="表格114.A"/>
        <table:table-row>
          <table:table-cell table:style-name="表格114.A1" office:value-type="string">
            <text:p text:style-name="P33">size_t string_find_cstr(</text:p>
            <text:p text:style-name="P33"><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15" table:style-name="表格115">
        <table:table-column table:style-name="表格115.A"/>
        <table:table-row>
          <table:table-cell table:style-name="表格115.A1" office:value-type="string">
            <text:p text:style-name="P33">size_t string_find_subcstr(</text:p>
            <text:p text:style-name="P33"><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16" table:style-name="表格116">
        <table:table-column table:style-name="表格116.A"/>
        <table:table-row>
          <table:table-cell table:style-name="表格116.A1" office:value-type="string">
            <text:p text:style-name="P33">size_t string_find_char(</text:p>
            <text:p text:style-name="P33"><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17" table:style-name="表格117">
        <table:table-column table:style-name="表格117.A"/>
        <table:table-row>
          <table:table-cell table:style-name="表格117.A1" office:value-type="string">
            <text:p text:style-name="P33">size_t string_rfind(</text:p>
            <text:p text:style-name="P33"><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18" table:style-name="表格118">
        <table:table-column table:style-name="表格118.A"/>
        <table:table-row>
          <table:table-cell table:style-name="表格118.A1" office:value-type="string">
            <text:p text:style-name="P33">size_t string_rfind_cstr(</text:p>
            <text:p text:style-name="P33"><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text:soft-page-break/></text:p>
      <table:table table:name="表格119" table:style-name="表格119">
        <table:table-column table:style-name="表格119.A"/>
        <table:table-row>
          <table:table-cell table:style-name="表格119.A1" office:value-type="string">
            <text:p text:style-name="P33">size_t string_rfind_subcstr(</text:p>
            <text:p text:style-name="P33"><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20" table:style-name="表格120">
        <table:table-column table:style-name="表格120.A"/>
        <table:table-row>
          <table:table-cell table:style-name="表格120.A1" office:value-type="string">
            <text:p text:style-name="P33">size_t string_rfind_char(</text:p>
            <text:p text:style-name="P33"><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21" table:style-name="表格121">
        <table:table-column table:style-name="表格121.A"/>
        <table:table-row>
          <table:table-cell table:style-name="表格121.A1" office:value-type="string">
            <text:p text:style-name="P33">size_t string_find_first_of(</text:p>
            <text:p text:style-name="P33"><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2" table:style-name="表格122">
        <table:table-column table:style-name="表格122.A"/>
        <table:table-row>
          <table:table-cell table:style-name="表格122.A1" office:value-type="string">
            <text:p text:style-name="P33">size_t string_find_first_of_cstr(</text:p>
            <text:p text:style-name="P33"><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3" table:style-name="表格123">
        <table:table-column table:style-name="表格123.A"/>
        <table:table-row>
          <table:table-cell table:style-name="表格123.A1" office:value-type="string">
            <text:p text:style-name="P33">size_t string_find_fir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4" table:style-name="表格124">
        <table:table-column table:style-name="表格124.A"/>
        <table:table-row>
          <table:table-cell table:style-name="表格124.A1" office:value-type="string">
            <text:p text:style-name="P33">size_t string_find_first_of_char(</text:p>
            <text:p text:style-name="P33"><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25" table:style-name="表格125">
        <table:table-column table:style-name="表格125.A"/>
        <table:table-row>
          <table:table-cell table:style-name="表格125.A1" office:value-type="string">
            <text:p text:style-name="P33">size_t string_find_first_not_of(</text:p>
            <text:p text:style-name="P33"><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6" table:style-name="表格126">
        <table:table-column table:style-name="表格126.A"/>
        <table:table-row>
          <table:table-cell table:style-name="表格126.A1" office:value-type="string">
            <text:p text:style-name="P33">size_t string_find_first_not_of_cstr(</text:p>
            <text:p text:style-name="P33"><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7" table:style-name="表格127">
        <table:table-column table:style-name="表格127.A"/>
        <table:table-row>
          <table:table-cell table:style-name="表格127.A1" office:value-type="string">
            <text:p text:style-name="P33">size_t string_find_fir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8" table:style-name="表格128">
        <table:table-column table:style-name="表格128.A"/>
        <table:table-row>
          <table:table-cell table:style-name="表格128.A1" office:value-type="string">
            <text:p text:style-name="P33">size_t string_find_first_not_of_char(</text:p>
            <text:p text:style-name="P33"><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basic_string的有效位置，否则函数的行为是未定义的。</text:p>
      <text:p text:style-name="P27"/>
      <text:p text:style-name="P21"/>
      <text:p text:style-name="P21"/>
      <text:p text:style-name="P21"/>
      <text:p text:style-name="P2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2564102" text:continue-numbering="true" text:style-name="WW8Num13">
        <text:list-item>
          <text:list>
            <text:list-item>
              <text:h text:style-name="P55" text:outline-level="2">迭代器接口</text:h>
            </text:list-item>
          </text:list>
        </text:list-item>
      </text:list>
      <text:p text:style-name="P21"><text:tab/>由于直接使用basic_string迭代器作为实现，所以string并没有提供迭代器接口。</text:p>
      <text:list xml:id="list42558842" text:continue-numbering="true" text:style-name="WW8Num13">
        <text:list-item>
          <text:list>
            <text:list-item>
              <text:h text:style-name="P55" text:outline-level="2">内部和辅助接口</text:h>
            </text:list-item>
          </text:list>
        </text:list-item>
      </text:list>
      <text:p text:style-name="P21"><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ext:soft-page-break/>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1"/>
      <table:table table:name="表格97" table:style-name="表格97">
        <table:table-column table:style-name="表格97.A"/>
        <table:table-row>
          <table:table-cell table:style-name="表格97.A1" office:value-type="string">
            <text:p text:style-name="P33">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7"><text:tab/>如果pstr_string == NULL 则函数的行为是未定义的。</text:p>
      <text:p text:style-name="P21"/>
      <table:table table:name="表格98" table:style-name="表格98">
        <table:table-column table:style-name="表格98.A"/>
        <table:table-row>
          <table:table-cell table:style-name="表格98.A1" office:value-type="string">
            <text:p text:style-name="P33">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7"><text:tab/>如果pstr_string == NULL或者string不是使用create_string生成的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2548375" text:continue-numbering="true" text:style-name="WW8Num13">
        <text:list-item>
          <text:h text:style-name="P50" text:outline-level="1"><text:soft-page-break/>libcstl 2.1<text:span text:style-name="T20">更新</text:span></text:h>
          <text:list>
            <text:list-item>
              <text:h text:style-name="P58" text:outline-level="2"><text:span text:style-name="T6">libcstl 2.1</text:span><text:span text:style-name="T3">新特性</text:span></text:h>
            </text:list-item>
          </text:list>
        </text:list-item>
      </text:list>
      <text:list xml:id="list41441687"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2576084" text:continue-list="list42548375" text:style-name="WW8Num13">
        <text:list-item>
          <text:list>
            <text:list-item>
              <text:h text:style-name="P58" text:outline-level="2"><text:span text:style-name="T6">libcstl 2.1</text:span><text:span text:style-name="T3">改善</text:span></text:h>
            </text:list-item>
          </text:list>
        </text:list-item>
      </text:list>
      <text:list xml:id="list41416115"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item>
          <text:p text:style-name="P45">目前string_t类型与STL中的string_t类型行为不一致，主要是由于string_t类型的实现造成的，可能在2.1中更改这个实现。</text:p>
        </text:list-item>
      </text:list>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list xml:id="list42571179" text:continue-list="list42576084" text:style-name="WW8Num13">
        <text:list-item>
          <text:list>
            <text:list-item>
              <text:h text:style-name="P58" text:outline-level="2"><text:span text:style-name="T6">libcstl 2.1</text:span><text:span text:style-name="T3">代码的优化</text:span></text:h>
            </text:list-item>
          </text:list>
        </text:list-item>
      </text:list>
      <text:list xml:id="list42559471" text:continue-list="list41416115"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text:soft-page-break/>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5">basic_string_find系列函数没有对于c内建类型以外的类型进行测试，这里需要增加新的测试用例来测试其他类型。</text:p>
        </text:list-item>
        <text:list-item>
          <text:p text:style-name="P45">检查basic_string的操作函数中两个函数都是basic_string_t*类型时，当第一个参数等以第二个参数时的语义。</text:p>
        </text:list-item>
        <text:list-item>
          <text:p text:style-name="P45">检查basic_string的函数中_cstr和_subcstr以及_string和_substring这样关系的函数中前者是否使用了带有NPOS的后者实现。</text:p>
        </text:list-item>
        <text:list-item>
          <text:p text:style-name="P45">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5">将basic_string结构中的_t_vector替换成_vec_base。</text:p>
        </text:list-item>
        <text:list-item>
          <text:p text:style-name="P45">据说vector_t* pt_vec = create_vector(string_t);在销毁的时候会有内存泄漏，看看到底是什么情况，在其他类型中也实验一下。</text:p>
        </text:list-item>
        <text:list-item>
          <text:p text:style-name="P45">对于basic_string_insert系列函数，当t_pos超出basic_string有效范围的时候的处理情况要和SGI STL的行为一致。目前当t_pos为无效位置的时候出现未定义行为。</text:p>
        </text:list-item>
        <text:list-item>
          <text:p text:style-name="P45">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5">对于代码中所有的局部变量都要进行初始化。</text:p>
        </text:list-item>
        <text:list-item>
          <text:p text:style-name="P45">考虑basic_string_t* pt_basic_string = create_basic_string(char*);时basic_string_c_str(pt_basic_string);和basic_string_data(pt_basic_string);的返回值是什么情况。</text:p>
        </text:list-item>
        <text:list-item>
          <text:p text:style-name="P45">basic_string_insert_subcstr与其他的_subcstr函数实现方式不一致，考虑是否要修改。</text:p>
        </text:list-item>
        <text:list-item>
          <text:p text:style-name="P45">将basic_string函数中带有多个t_pos, t_len的函数参数名称修改成t_pos0, t_len0, t_pos1, t_len1等等。</text:p>
        </text:list-item>
      </text:list>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list xml:id="list42557048" text:continue-list="list42571179" text:style-name="WW8Num13">
        <text:list-item>
          <text:h text:style-name="P50"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5">vector_t</text:p>
          </table:table-cell>
          <table:table-cell table:style-name="Table147.B2" office:value-type="string">
            <text:p text:style-name="P36">vec</text:p>
          </table:table-cell>
        </table:table-row>
        <table:table-row>
          <table:table-cell table:style-name="Table147.A2" office:value-type="string">
            <text:p text:style-name="P35">list_t</text:p>
          </table:table-cell>
          <table:table-cell table:style-name="Table147.B2" office:value-type="string">
            <text:p text:style-name="P36">list</text:p>
          </table:table-cell>
        </table:table-row>
        <table:table-row>
          <table:table-cell table:style-name="Table147.A2" office:value-type="string">
            <text:p text:style-name="P35">slist_t</text:p>
          </table:table-cell>
          <table:table-cell table:style-name="Table147.B2" office:value-type="string">
            <text:p text:style-name="P36">slist</text:p>
          </table:table-cell>
        </table:table-row>
        <table:table-row>
          <table:table-cell table:style-name="Table147.A2" office:value-type="string">
            <text:p text:style-name="P35">deque_t</text:p>
          </table:table-cell>
          <table:table-cell table:style-name="Table147.B2" office:value-type="string">
            <text:p text:style-name="P36">deq</text:p>
          </table:table-cell>
        </table:table-row>
        <table:table-row>
          <table:table-cell table:style-name="Table147.A2" office:value-type="string">
            <text:p text:style-name="P35">set_t</text:p>
          </table:table-cell>
          <table:table-cell table:style-name="Table147.B2" office:value-type="string">
            <text:p text:style-name="P36">set</text:p>
          </table:table-cell>
        </table:table-row>
        <table:table-row>
          <table:table-cell table:style-name="Table147.A2" office:value-type="string">
            <text:p text:style-name="P35">multiset_t</text:p>
          </table:table-cell>
          <table:table-cell table:style-name="Table147.B2" office:value-type="string">
            <text:p text:style-name="P36">mset</text:p>
          </table:table-cell>
        </table:table-row>
        <table:table-row>
          <table:table-cell table:style-name="Table147.A2" office:value-type="string">
            <text:p text:style-name="P35">map_t</text:p>
          </table:table-cell>
          <table:table-cell table:style-name="Table147.B2" office:value-type="string">
            <text:p text:style-name="P36">map</text:p>
          </table:table-cell>
        </table:table-row>
        <table:table-row>
          <table:table-cell table:style-name="Table147.A2" office:value-type="string">
            <text:p text:style-name="P35">multimap_t</text:p>
          </table:table-cell>
          <table:table-cell table:style-name="Table147.B2" office:value-type="string">
            <text:p text:style-name="P36">mmap</text:p>
          </table:table-cell>
        </table:table-row>
        <table:table-row>
          <table:table-cell table:style-name="Table147.A2" office:value-type="string">
            <text:p text:style-name="P35">hash_set_t</text:p>
          </table:table-cell>
          <table:table-cell table:style-name="Table147.B2" office:value-type="string">
            <text:p text:style-name="P36">hset</text:p>
          </table:table-cell>
        </table:table-row>
        <table:table-row>
          <table:table-cell table:style-name="Table147.A2" office:value-type="string">
            <text:p text:style-name="P35">hash_multiset_t</text:p>
          </table:table-cell>
          <table:table-cell table:style-name="Table147.B2" office:value-type="string">
            <text:p text:style-name="P36">hmset</text:p>
          </table:table-cell>
        </table:table-row>
        <table:table-row>
          <table:table-cell table:style-name="Table147.A2" office:value-type="string">
            <text:p text:style-name="P35">hash_map_t</text:p>
          </table:table-cell>
          <table:table-cell table:style-name="Table147.B2" office:value-type="string">
            <text:p text:style-name="P36">hmap</text:p>
          </table:table-cell>
        </table:table-row>
        <table:table-row>
          <table:table-cell table:style-name="Table147.A2" office:value-type="string">
            <text:p text:style-name="P35">hash_mutlimap_t</text:p>
          </table:table-cell>
          <table:table-cell table:style-name="Table147.B2" office:value-type="string">
            <text:p text:style-name="P36">hmmap</text:p>
          </table:table-cell>
        </table:table-row>
        <table:table-row>
          <table:table-cell table:style-name="Table147.A2" office:value-type="string">
            <text:p text:style-name="P35">queue_t</text:p>
          </table:table-cell>
          <table:table-cell table:style-name="Table147.B2" office:value-type="string">
            <text:p text:style-name="P36">que</text:p>
          </table:table-cell>
        </table:table-row>
        <table:table-row>
          <table:table-cell table:style-name="Table147.A2" office:value-type="string">
            <text:p text:style-name="P35">priority_queue_t</text:p>
          </table:table-cell>
          <table:table-cell table:style-name="Table147.B2" office:value-type="string">
            <text:p text:style-name="P36">pq</text:p>
          </table:table-cell>
        </table:table-row>
        <table:table-row>
          <table:table-cell table:style-name="Table147.A2" office:value-type="string">
            <text:p text:style-name="P35">stack_t</text:p>
          </table:table-cell>
          <table:table-cell table:style-name="Table147.B2" office:value-type="string">
            <text:p text:style-name="P36">sk</text:p>
          </table:table-cell>
        </table:table-row>
        <table:table-row>
          <table:table-cell table:style-name="Table147.A2" office:value-type="string">
            <text:p text:style-name="P35">iterator_t</text:p>
          </table:table-cell>
          <table:table-cell table:style-name="Table147.B2" office:value-type="string">
            <text:p text:style-name="P36">it</text:p>
          </table:table-cell>
        </table:table-row>
        <table:table-row>
          <table:table-cell table:style-name="Table147.A2" office:value-type="string">
            <text:p text:style-name="P35">range_t</text:p>
          </table:table-cell>
          <table:table-cell table:style-name="Table147.B2" office:value-type="string">
            <text:p text:style-name="P36">r</text:p>
          </table:table-cell>
        </table:table-row>
        <table:table-row>
          <table:table-cell table:style-name="Table147.A2" office:value-type="string">
            <text:p text:style-name="P35">pair_t</text:p>
          </table:table-cell>
          <table:table-cell table:style-name="Table147.B2" office:value-type="string">
            <text:p text:style-name="P36">pair</text:p>
          </table:table-cell>
        </table:table-row>
        <table:table-row>
          <table:table-cell table:style-name="Table147.A2" office:value-type="string">
            <text:p text:style-name="P35">bool_t</text:p>
          </table:table-cell>
          <table:table-cell table:style-name="Table147.B2" office:value-type="string">
            <text:p text:style-name="P36">b</text:p>
          </table:table-cell>
        </table:table-row>
        <table:table-row>
          <table:table-cell table:style-name="Table147.A2" office:value-type="string">
            <text:p text:style-name="P35">string_t</text:p>
          </table:table-cell>
          <table:table-cell table:style-name="Table147.B2" office:value-type="string">
            <text:p text:style-name="P36">str</text:p>
          </table:table-cell>
        </table:table-row>
        <text:soft-page-break/>
        <table:table-row>
          <table:table-cell table:style-name="Table147.A2" office:value-type="string">
            <text:p text:style-name="P35">_byte_t</text:p>
          </table:table-cell>
          <table:table-cell table:style-name="Table147.B2" office:value-type="string">
            <text:p text:style-name="P36">by</text:p>
          </table:table-cell>
        </table:table-row>
        <table:table-row>
          <table:table-cell table:style-name="Table147.A2" office:value-type="string">
            <text:p text:style-name="P35">char*</text:p>
          </table:table-cell>
          <table:table-cell table:style-name="Table147.B2" office:value-type="string">
            <text:p text:style-name="P36">s</text:p>
          </table:table-cell>
        </table:table-row>
        <table:table-row>
          <table:table-cell table:style-name="Table147.A2" office:value-type="string">
            <text:p text:style-name="P35">binary_function_t</text:p>
          </table:table-cell>
          <table:table-cell table:style-name="Table147.B2" office:value-type="string">
            <text:p text:style-name="P36">bfun</text:p>
          </table:table-cell>
        </table:table-row>
        <table:table-row>
          <table:table-cell table:style-name="Table147.A2" office:value-type="string">
            <text:p text:style-name="P35">unary_function_t</text:p>
          </table:table-cell>
          <table:table-cell table:style-name="Table147.B2" office:value-type="string">
            <text:p text:style-name="P36">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3-26T22:43:34.69</dc:date>
    <meta:editing-cycles>1949</meta:editing-cycles>
    <meta:editing-duration>P20DT3H9M21S</meta:editing-duration>
    <meta:generator>OpenOffice.org/3.3$Win32 OpenOffice.org_project/330m20$Build-9567</meta:generator>
    <dc:creator>Bo Wang</dc:creator>
    <meta:document-statistic meta:table-count="683" meta:image-count="41" meta:object-count="0" meta:page-count="292" meta:paragraph-count="9182" meta:word-count="74743" meta:character-count="281709"/>
  </office:meta>
</office:document-meta>
</file>